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983cm"/>
    </style:style>
    <style:style style:name="co2" style:family="table-column">
      <style:table-column-properties fo:break-before="auto" style:column-width="3.704cm"/>
    </style:style>
    <style:style style:name="co3" style:family="table-column">
      <style:table-column-properties fo:break-before="auto" style:column-width="17.704cm"/>
    </style:style>
    <style:style style:name="co4" style:family="table-column">
      <style:table-column-properties fo:break-before="auto" style:column-width="2.26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4.463cm"/>
    </style:style>
    <style:style style:name="co7" style:family="table-column">
      <style:table-column-properties fo:break-before="auto" style:column-width="3.425cm"/>
    </style:style>
    <style:style style:name="co8" style:family="table-column">
      <style:table-column-properties fo:break-before="auto" style:column-width="17.29cm"/>
    </style:style>
    <style:style style:name="co9" style:family="table-column">
      <style:table-column-properties fo:break-before="auto" style:column-width="1.323cm"/>
    </style:style>
    <style:style style:name="co10" style:family="table-column">
      <style:table-column-properties fo:break-before="auto" style:column-width="13.256cm"/>
    </style:style>
    <style:style style:name="co11" style:family="table-column">
      <style:table-column-properties fo:break-before="auto" style:column-width="14.624cm"/>
    </style:style>
    <style:style style:name="co12" style:family="table-column">
      <style:table-column-properties fo:break-before="auto" style:column-width="5.69cm"/>
    </style:style>
    <style:style style:name="co13" style:family="table-column">
      <style:table-column-properties fo:break-before="auto" style:column-width="4.373cm"/>
    </style:style>
    <style:style style:name="co14" style:family="table-column">
      <style:table-column-properties fo:break-before="auto" style:column-width="25.084cm"/>
    </style:style>
    <style:style style:name="co15" style:family="table-column">
      <style:table-column-properties fo:break-before="auto" style:column-width="1.605cm"/>
    </style:style>
    <style:style style:name="co16" style:family="table-column">
      <style:table-column-properties fo:break-before="auto" style:column-width="4.265cm"/>
    </style:style>
    <style:style style:name="co17" style:family="table-column">
      <style:table-column-properties fo:break-before="auto" style:column-width="3.798cm"/>
    </style:style>
    <style:style style:name="co18" style:family="table-column">
      <style:table-column-properties fo:break-before="auto" style:column-width="13.06cm"/>
    </style:style>
    <style:style style:name="co19" style:family="table-column">
      <style:table-column-properties fo:break-before="auto" style:column-width="1.235cm"/>
    </style:style>
    <style:style style:name="co20" style:family="table-column">
      <style:table-column-properties fo:break-before="auto" style:column-width="14.547cm"/>
    </style:style>
    <style:style style:name="co21" style:family="table-column">
      <style:table-column-properties fo:break-before="auto" style:column-width="2.845cm"/>
    </style:style>
    <style:style style:name="co22" style:family="table-column">
      <style:table-column-properties fo:break-before="auto" style:column-width="15.958cm"/>
    </style:style>
    <style:style style:name="co23" style:family="table-column">
      <style:table-column-properties fo:break-before="auto" style:column-width="1.081cm"/>
    </style:style>
    <style:style style:name="co24" style:family="table-column">
      <style:table-column-properties fo:break-before="auto" style:column-width="3.642cm"/>
    </style:style>
    <style:style style:name="co25" style:family="table-column">
      <style:table-column-properties fo:break-before="auto" style:column-width="6.366cm"/>
    </style:style>
    <style:style style:name="co26" style:family="table-column">
      <style:table-column-properties fo:break-before="auto" style:column-width="12.109cm"/>
    </style:style>
    <style:style style:name="co27" style:family="table-column">
      <style:table-column-properties fo:break-before="auto" style:column-width="15.796cm"/>
    </style:style>
    <style:style style:name="co28" style:family="table-column">
      <style:table-column-properties fo:break-before="auto" style:column-width="3.071cm"/>
    </style:style>
    <style:style style:name="co29" style:family="table-column">
      <style:table-column-properties fo:break-before="auto" style:column-width="6.69cm"/>
    </style:style>
    <style:style style:name="co30" style:family="table-column">
      <style:table-column-properties fo:break-before="auto" style:column-width="1.131cm"/>
    </style:style>
    <style:style style:name="co31" style:family="table-column">
      <style:table-column-properties fo:break-before="auto" style:column-width="15.383cm"/>
    </style:style>
    <style:style style:name="co32" style:family="table-column">
      <style:table-column-properties fo:break-before="auto" style:column-width="2.999cm"/>
    </style:style>
    <style:style style:name="co33" style:family="table-column">
      <style:table-column-properties fo:break-before="auto" style:column-width="7.611cm"/>
    </style:style>
    <style:style style:name="co34" style:family="table-column">
      <style:table-column-properties fo:break-before="auto" style:column-width="1.109cm"/>
    </style:style>
    <style:style style:name="co35" style:family="table-column">
      <style:table-column-properties fo:break-before="auto" style:column-width="3.103cm"/>
    </style:style>
    <style:style style:name="co36" style:family="table-column">
      <style:table-column-properties fo:break-before="auto" style:column-width="2.926cm"/>
    </style:style>
    <style:style style:name="co37" style:family="table-column">
      <style:table-column-properties fo:break-before="auto" style:column-width="9.474cm"/>
    </style:style>
    <style:style style:name="co38" style:family="table-column">
      <style:table-column-properties fo:break-before="auto" style:column-width="1.12cm"/>
    </style:style>
    <style:style style:name="co39" style:family="table-column">
      <style:table-column-properties fo:break-before="auto" style:column-width="2.983cm"/>
    </style:style>
    <style:style style:name="co40" style:family="table-column">
      <style:table-column-properties fo:break-before="auto" style:column-width="3.344cm"/>
    </style:style>
    <style:style style:name="co41" style:family="table-column">
      <style:table-column-properties fo:break-before="auto" style:column-width="9.013cm"/>
    </style:style>
    <style:style style:name="co42" style:family="table-column">
      <style:table-column-properties fo:break-before="auto" style:column-width="2.279cm"/>
    </style:style>
    <style:style style:name="co43" style:family="table-column">
      <style:table-column-properties fo:break-before="auto" style:column-width="3.967cm"/>
    </style:style>
    <style:style style:name="co44" style:family="table-column">
      <style:table-column-properties fo:break-before="auto" style:column-width="7.223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695cm" fo:break-before="auto" style:use-optimal-row-height="true"/>
    </style:style>
    <style:style style:name="ro4" style:family="table-row">
      <style:table-row-properties style:row-height="0.612cm" fo:break-before="auto" style:use-optimal-row-height="true"/>
    </style:style>
    <style:style style:name="ro5" style:family="table-row">
      <style:table-row-properties style:row-height="0.596cm" fo:break-before="auto" style:use-optimal-row-height="false"/>
    </style:style>
    <style:style style:name="ro6" style:family="table-row">
      <style:table-row-properties style:row-height="0.56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5" style:family="table-cell" style:parent-style-name="Defaul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6" style:family="table-cell" style:parent-style-name="Default">
      <style:text-properties fo:font-size="12pt" style:font-size-asian="12pt" style:font-size-complex="12pt"/>
    </style:style>
    <style:style style:name="ce12" style:family="table-cell" style:parent-style-name="Default" style:data-style-name="N0">
      <style:text-properties fo:font-size="12pt" style:font-size-asian="12pt" style:font-size-complex="12pt"/>
    </style:style>
    <style:style style:name="ce7" style:family="table-cell" style:parent-style-name="Default" style:data-style-name="N37">
      <style:text-properties fo:font-size="12pt" style:font-size-asian="12pt" style:font-size-complex="12pt"/>
    </style:style>
    <style:style style:name="ce3" style:family="table-cell" style:parent-style-name="Default"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4" style:family="table-cell" style:parent-style-name="Default">
      <style:text-properties fo:font-size="16pt" style:font-size-asian="16pt" style:font-size-complex="16pt"/>
    </style:style>
    <style:style style:name="ce9" style:family="table-cell" style:parent-style-name="Default" style:data-style-name="N37">
      <style:text-properties fo:font-size="16pt" style:font-size-asian="16pt" style:font-size-complex="16pt"/>
    </style:style>
    <style:style style:name="ce8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1" style:family="table-cell" style:parent-style-name="Default" style:data-style-name="N37"/>
    <style:style style:name="T1" style:family="text">
      <style:text-properties style:font-name="Liberation Sans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Yes&quot;;&quot;No&quot;)" table:allow-empty-cell="true" table:display-list="unsorted" table:base-cell-address="'V7.5'.D9">
          <table:error-message table:message-type="stop" table:display="true"/>
        </table:content-validation>
      </table:content-validations>
      <table:table table:name="v11.8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Default"/>
        <table:table-row table:style-name="ro1">
          <table:table-cell table:style-name="ce5" office:value-type="string" calcext:value-type="string">
            <text:p>CT6 Testing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Version</text:p>
          </table:table-cell>
          <table:table-cell table:style-name="ce12" office:value-type="float" office:value="11.8" calcext:value-type="float">
            <text:p>11.8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Date</text:p>
          </table:table-cell>
          <table:table-cell table:style-name="ce7" office:value-type="date" office:date-value="2025-10-02" calcext:value-type="date">
            <text:p>02/10/25</text:p>
          </table:table-cell>
          <table:table-cell table:style-name="Default"/>
          <table:table-cell/>
        </table:table-row>
        <table:table-row table:style-name="ro1">
          <table:table-cell/>
          <table:table-cell table:style-name="ce7"/>
          <table:table-cell table:style-name="Default"/>
          <table:table-cell/>
        </table:table-row>
        <table:table-row table:style-name="ro1">
          <table:table-cell office:value-type="string" calcext:value-type="string">
            <text:p>Linux Test Cases</text:p>
          </table:table-cell>
          <table:table-cell table:number-columns-repeated="2"/>
          <table:table-cell table:style-name="ce6"/>
        </table:table-row>
        <table:table-row table:style-name="ro1">
          <table:table-cell table:number-columns-repeated="3"/>
          <table:table-cell table:style-name="ce6"/>
        </table:table-row>
        <table:table-row table:style-name="ro1">
          <table:table-cell office:value-type="string" calcext:value-type="string">
            <text:p>Test Case</text:p>
          </table:table-cell>
          <table:table-cell office:value-type="string" calcext:value-type="string">
            <text:p>App</text:p>
          </table:table-cell>
          <table:table-cell office:value-type="string" calcext:value-type="string">
            <text:p>Description</text:p>
          </table:table-cell>
          <table:table-cell table:style-name="ce6" office:value-type="string" calcext:value-type="string">
            <text:p>Pas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Check that Installing the CT6 unit with the latest MicroPython (1.1.26) works</text:p>
          </table:table-cell>
          <table:table-cell table:style-name="ce6" table:content-validation-name="val1" office:value-type="string" calcext:value-type="string">
            <text:p>Yes</text:p>
          </table:table-cell>
        </table:table-row>
        <table:table-row table:style-name="ro1" table:number-rows-repeated="2">
          <table:table-cell table:number-columns-repeated="3"/>
          <table:table-cell table:style-name="ce6" table:content-validation-name="val1"/>
        </table:table-row>
        <table:table-row table:style-name="ro1">
          <table:table-cell office:value-type="string" calcext:value-type="string">
            <text:p>Windows Test Cases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/>
          <table:table-cell office:value-type="string" calcext:value-type="string">
            <text:p>App</text:p>
          </table:table-cell>
          <table:table-cell office:value-type="string" calcext:value-type="string">
            <text:p>Description</text:p>
          </table:table-cell>
          <table:table-cell table:style-name="ce6" office:value-type="string" calcext:value-type="string">
            <text:p>Pass</text:p>
          </table:table-cell>
        </table:table-row>
        <table:table-row table:style-name="ro1">
          <table:table-cell table:formula="of:=[.A8]+1" office:value-type="float" office:value="2" calcext:value-type="float">
            <text:p>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Windows Defender anti virus scan of repo</text:p>
          </table:table-cell>
          <table:table-cell table:style-name="ce6"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13]+1" office:value-type="float" office:value="3" calcext:value-type="float">
            <text:p>3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Check that CT6 unit upgrade works.</text:p>
          </table:table-cell>
          <table:table-cell table:style-name="ce6" table:content-validation-name="val1" office:value-type="string" calcext:value-type="string">
            <text:p>Yes</text:p>
          </table:table-cell>
        </table:table-row>
      </table:table>
      <table:table table:name="v11.7" table:style-name="ta1"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row table:style-name="ro1">
          <table:table-cell table:style-name="ce5" office:value-type="string" calcext:value-type="string">
            <text:p>CT6 Testing</text:p>
          </table:table-cell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Version</text:p>
          </table:table-cell>
          <table:table-cell table:style-name="ce12" office:value-type="float" office:value="11.7" calcext:value-type="float">
            <text:p>11.7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Date</text:p>
          </table:table-cell>
          <table:table-cell table:style-name="ce7" office:value-type="date" office:date-value="2025-05-19" calcext:value-type="date">
            <text:p>19/05/25</text:p>
          </table:table-cell>
          <table:table-cell table:style-name="Default" table:number-columns-repeated="2"/>
        </table:table-row>
        <table:table-row table:style-name="ro1">
          <table:table-cell/>
          <table:table-cell table:style-name="ce7"/>
          <table:table-cell table:style-name="Default" table:number-columns-repeated="2"/>
        </table:table-row>
        <table:table-row table:style-name="ro1">
          <table:table-cell office:value-type="string" calcext:value-type="string">
            <text:p>Linux Test Cases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est Case</text:p>
          </table:table-cell>
          <table:table-cell office:value-type="string" calcext:value-type="string">
            <text:p>App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t6_dash</text:p>
          </table:table-cell>
          <table:table-cell office:value-type="string" calcext:value-type="string">
            <text:p>Check that latest dashboard appears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8]+1" office:value-type="float" office:value="2" calcext:value-type="float">
            <text:p>2</text:p>
          </table:table-cell>
          <table:table-cell office:value-type="string" calcext:value-type="string">
            <text:p>ct6_app</text:p>
          </table:table-cell>
          <table:table-cell office:value-type="string" calcext:value-type="string">
            <text:p>Check that latest dashboard appears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 table:number-rows-repeated="2">
          <table:table-cell table:number-columns-repeated="3"/>
          <table:table-cell table:content-validation-name="val1"/>
        </table:table-row>
        <table:table-row table:style-name="ro1">
          <table:table-cell office:value-type="string" calcext:value-type="string">
            <text:p>Windows Test Cases</text:p>
          </table:table-cell>
          <table:table-cell table:style-name="Default" table:number-columns-repeated="3"/>
        </table:table-row>
        <table:table-row table:style-name="ro1">
          <table:table-cell table:style-name="Default"/>
          <table:table-cell office:value-type="string" calcext:value-type="string">
            <text:p>App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table:formula="of:=[.A9]+1" office:value-type="float" office:value="3" calcext:value-type="float">
            <text:p>3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Windows Defender anti virus scan of repo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14]+1" office:value-type="float" office:value="4" calcext:value-type="float">
            <text:p>4</text:p>
          </table:table-cell>
          <table:table-cell office:value-type="string" calcext:value-type="string">
            <text:p>ct6_dash</text:p>
          </table:table-cell>
          <table:table-cell office:value-type="string" calcext:value-type="string">
            <text:p>Check that latest dashboard appears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 table:number-rows-repeated="8">
          <table:table-cell table:number-columns-repeated="3"/>
          <table:table-cell table:content-validation-name="val1"/>
        </table:table-row>
        <table:table-row table:style-name="ro1">
          <table:table-cell table:number-columns-repeated="3"/>
          <table:table-cell table:content-validation-name="val1"/>
        </table:table-row>
      </table:table>
      <table:table table:name="v11.6" table:style-name="ta1"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row table:style-name="ro1">
          <table:table-cell table:style-name="ce5" office:value-type="string" calcext:value-type="string">
            <text:p>CT6 Testing</text:p>
          </table:table-cell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Version</text:p>
          </table:table-cell>
          <table:table-cell table:style-name="ce12" office:value-type="float" office:value="11.6" calcext:value-type="float">
            <text:p>11.6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Date</text:p>
          </table:table-cell>
          <table:table-cell table:style-name="ce7" office:value-type="date" office:date-value="2025-05-13" calcext:value-type="date">
            <text:p>13/05/25</text:p>
          </table:table-cell>
          <table:table-cell table:style-name="Default" table:number-columns-repeated="2"/>
        </table:table-row>
        <table:table-row table:style-name="ro1">
          <table:table-cell/>
          <table:table-cell table:style-name="ce7"/>
          <table:table-cell table:style-name="Default" table:number-columns-repeated="2"/>
        </table:table-row>
        <table:table-row table:style-name="ro1">
          <table:table-cell office:value-type="string" calcext:value-type="string">
            <text:p>Linux Test Cases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est Case</text:p>
          </table:table-cell>
          <table:table-cell office:value-type="string" calcext:value-type="string">
            <text:p>App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Check ability to setup CT6 WiFi using blue tooth interface.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8]+1" office:value-type="float" office:value="2" calcext:value-type="float">
            <text:p>2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Check ability to upgrade a CT6 device over WiFi.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 table:number-rows-repeated="2">
          <table:table-cell table:number-columns-repeated="3"/>
          <table:table-cell table:content-validation-name="val1"/>
        </table:table-row>
        <table:table-row table:style-name="ro1">
          <table:table-cell office:value-type="string" calcext:value-type="string">
            <text:p>Windows Test Cases</text:p>
          </table:table-cell>
          <table:table-cell table:style-name="Default" table:number-columns-repeated="3"/>
        </table:table-row>
        <table:table-row table:style-name="ro1">
          <table:table-cell table:style-name="Default"/>
          <table:table-cell office:value-type="string" calcext:value-type="string">
            <text:p>App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table:formula="of:=[.A9]+1" office:value-type="float" office:value="3" calcext:value-type="float">
            <text:p>3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Windows Defender anti virus scan of repo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14]+1" office:value-type="float" office:value="4" calcext:value-type="float">
            <text:p>4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Check ability to setup CT6 WiFi using blue tooth interface.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15]+1" office:value-type="float" office:value="5" calcext:value-type="float">
            <text:p>5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Check ability to upgrade a CT6 device over WiFi.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 table:number-rows-repeated="8">
          <table:table-cell table:number-columns-repeated="3"/>
          <table:table-cell table:content-validation-name="val1"/>
        </table:table-row>
        <table:table-row table:style-name="ro1">
          <table:table-cell table:number-columns-repeated="3"/>
          <table:table-cell table:content-validation-name="val1"/>
        </table:table-row>
      </table:table>
      <table:table table:name="v11.5" table:style-name="ta1"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row table:style-name="ro1">
          <table:table-cell table:style-name="ce5" office:value-type="string" calcext:value-type="string">
            <text:p>CT6 Testing</text:p>
          </table:table-cell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Version</text:p>
          </table:table-cell>
          <table:table-cell table:style-name="ce12" office:value-type="float" office:value="11.5" calcext:value-type="float">
            <text:p>11.5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Date</text:p>
          </table:table-cell>
          <table:table-cell table:style-name="ce7" office:value-type="date" office:date-value="2025-05-04" calcext:value-type="date">
            <text:p>04/05/25</text:p>
          </table:table-cell>
          <table:table-cell table:style-name="Default" table:number-columns-repeated="2"/>
        </table:table-row>
        <table:table-row table:style-name="ro1">
          <table:table-cell/>
          <table:table-cell table:style-name="ce7"/>
          <table:table-cell table:style-name="Default" table:number-columns-repeated="2"/>
        </table:table-row>
        <table:table-row table:style-name="ro1">
          <table:table-cell office:value-type="string" calcext:value-type="string">
            <text:p>Linux Test Cases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est Case</text:p>
          </table:table-cell>
          <table:table-cell office:value-type="string" calcext:value-type="string">
            <text:p>App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t6_dash</text:p>
          </table:table-cell>
          <table:table-cell office:value-type="string" calcext:value-type="string">
            <text:p>Check program starts up and shows the program version as 11.5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8]+1" office:value-type="float" office:value="2" calcext:value-type="float">
            <text:p>2</text:p>
          </table:table-cell>
          <table:table-cell office:value-type="string" calcext:value-type="string">
            <text:p>ct6_dash</text:p>
          </table:table-cell>
          <table:table-cell office:value-type="string" calcext:value-type="string">
            <text:p>Check program starts up and shows imported energy as +ve values.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 table:number-rows-repeated="2">
          <table:table-cell table:number-columns-repeated="3"/>
          <table:table-cell table:content-validation-name="val1"/>
        </table:table-row>
        <table:table-row table:style-name="ro1">
          <table:table-cell office:value-type="string" calcext:value-type="string">
            <text:p>Windows Test Cases</text:p>
          </table:table-cell>
          <table:table-cell table:style-name="Default" table:number-columns-repeated="3"/>
        </table:table-row>
        <table:table-row table:style-name="ro1">
          <table:table-cell table:style-name="Default"/>
          <table:table-cell office:value-type="string" calcext:value-type="string">
            <text:p>App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table:formula="of:=[.A9]+1" office:value-type="float" office:value="3" calcext:value-type="float">
            <text:p>3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Windows Defender anti virus scan of repo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14]+1" office:value-type="float" office:value="4" calcext:value-type="float">
            <text:p>4</text:p>
          </table:table-cell>
          <table:table-cell office:value-type="string" calcext:value-type="string">
            <text:p>ct6_dash</text:p>
          </table:table-cell>
          <table:table-cell office:value-type="string" calcext:value-type="string">
            <text:p>Check program starts up and shows imported energy as +ve values.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 table:number-rows-repeated="9">
          <table:table-cell table:number-columns-repeated="3"/>
          <table:table-cell table:content-validation-name="val1"/>
        </table:table-row>
        <table:table-row table:style-name="ro1">
          <table:table-cell table:number-columns-repeated="3"/>
          <table:table-cell table:content-validation-name="val1"/>
        </table:table-row>
      </table:table>
      <table:table table:name="v11.4" table:style-name="ta1"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row table:style-name="ro1">
          <table:table-cell table:style-name="ce5" office:value-type="string" calcext:value-type="string">
            <text:p>CT6 Testing</text:p>
          </table:table-cell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Version</text:p>
          </table:table-cell>
          <table:table-cell table:style-name="ce12" office:value-type="float" office:value="11.4" calcext:value-type="float">
            <text:p>11.4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Date</text:p>
          </table:table-cell>
          <table:table-cell table:style-name="ce7" office:value-type="date" office:date-value="2025-04-26" calcext:value-type="date">
            <text:p>26/04/25</text:p>
          </table:table-cell>
          <table:table-cell table:style-name="Default" table:number-columns-repeated="2"/>
        </table:table-row>
        <table:table-row table:style-name="ro1">
          <table:table-cell/>
          <table:table-cell table:style-name="ce7"/>
          <table:table-cell table:style-name="Default" table:number-columns-repeated="2"/>
        </table:table-row>
        <table:table-row table:style-name="ro1">
          <table:table-cell office:value-type="string" calcext:value-type="string">
            <text:p>Linux Test Cases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est Case</text:p>
          </table:table-cell>
          <table:table-cell office:value-type="string" calcext:value-type="string">
            <text:p>App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Check program starts up and shows the program version as 11.4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8]+1" office:value-type="float" office:value="2" calcext:value-type="float">
            <text:p>2</text:p>
          </table:table-cell>
          <table:table-cell office:value-type="string" calcext:value-type="string">
            <text:p>ct6_dash</text:p>
          </table:table-cell>
          <table:table-cell office:value-type="string" calcext:value-type="string">
            <text:p>Check program starts up and shows data from a mysql database.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9]+1" office:value-type="float" office:value="3" calcext:value-type="float">
            <text:p>3</text:p>
          </table:table-cell>
          <table:table-cell office:value-type="string" calcext:value-type="string">
            <text:p>ct6_app</text:p>
          </table:table-cell>
          <table:table-cell office:value-type="string" calcext:value-type="string">
            <text:p>Check program starts up and shows data from a sqlite database.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 table:number-rows-repeated="2">
          <table:table-cell table:number-columns-repeated="3"/>
          <table:table-cell table:content-validation-name="val1"/>
        </table:table-row>
        <table:table-row table:style-name="ro1">
          <table:table-cell office:value-type="string" calcext:value-type="string">
            <text:p>Windows Test Cases</text:p>
          </table:table-cell>
          <table:table-cell table:style-name="Default" table:number-columns-repeated="3"/>
        </table:table-row>
        <table:table-row table:style-name="ro1">
          <table:table-cell table:style-name="Default"/>
          <table:table-cell office:value-type="string" calcext:value-type="string">
            <text:p>App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table:formula="of:=[.A10]+1" office:value-type="float" office:value="4" calcext:value-type="float">
            <text:p>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Windows Defender anti virus scan of repo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15]+1" office:value-type="float" office:value="5" calcext:value-type="float">
            <text:p>5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Check program starts up and shows the program version as 11.4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16]+1" office:value-type="float" office:value="6" calcext:value-type="float">
            <text:p>6</text:p>
          </table:table-cell>
          <table:table-cell office:value-type="string" calcext:value-type="string">
            <text:p>ct6_dash</text:p>
          </table:table-cell>
          <table:table-cell office:value-type="string" calcext:value-type="string">
            <text:p>Check program starts up and shows data from a mysql database.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17]+1" office:value-type="float" office:value="7" calcext:value-type="float">
            <text:p>7</text:p>
          </table:table-cell>
          <table:table-cell office:value-type="string" calcext:value-type="string">
            <text:p>ct6_app</text:p>
          </table:table-cell>
          <table:table-cell office:value-type="string" calcext:value-type="string">
            <text:p>Check program starts up and shows data from a sqlite database.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 table:number-rows-repeated="7">
          <table:table-cell table:number-columns-repeated="3"/>
          <table:table-cell table:content-validation-name="val1"/>
        </table:table-row>
        <table:table-row table:style-name="ro1">
          <table:table-cell table:number-columns-repeated="3"/>
          <table:table-cell table:content-validation-name="val1"/>
        </table:table-row>
      </table:table>
      <table:table table:name="v11.2" table:style-name="ta1"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row table:style-name="ro1">
          <table:table-cell table:style-name="ce5" office:value-type="string" calcext:value-type="string">
            <text:p>CT6 Testing</text:p>
          </table:table-cell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Version</text:p>
          </table:table-cell>
          <table:table-cell table:style-name="ce12" office:value-type="float" office:value="11.2" calcext:value-type="float">
            <text:p>11.2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Date</text:p>
          </table:table-cell>
          <table:table-cell table:style-name="ce7" office:value-type="date" office:date-value="2025-04-21" calcext:value-type="date">
            <text:p>21/04/25</text:p>
          </table:table-cell>
          <table:table-cell table:style-name="Default" table:number-columns-repeated="2"/>
        </table:table-row>
        <table:table-row table:style-name="ro1">
          <table:table-cell/>
          <table:table-cell table:style-name="ce7"/>
          <table:table-cell table:style-name="Default" table:number-columns-repeated="2"/>
        </table:table-row>
        <table:table-row table:style-name="ro1">
          <table:table-cell office:value-type="string" calcext:value-type="string">
            <text:p>Linux Test Cases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est Case</text:p>
          </table:table-cell>
          <table:table-cell office:value-type="string" calcext:value-type="string">
            <text:p>App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Check program starts up and shows the program version as 11.2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8]+1" office:value-type="float" office:value="2" calcext:value-type="float">
            <text:p>2</text:p>
          </table:table-cell>
          <table:table-cell office:value-type="string" calcext:value-type="string">
            <text:p>ct6_dash</text:p>
          </table:table-cell>
          <table:table-cell office:value-type="string" calcext:value-type="string">
            <text:p>Check program starts up and shows the program version as 11.2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9]+1" office:value-type="float" office:value="3" calcext:value-type="float">
            <text:p>3</text:p>
          </table:table-cell>
          <table:table-cell office:value-type="string" calcext:value-type="string">
            <text:p>ct6_app</text:p>
          </table:table-cell>
          <table:table-cell office:value-type="string" calcext:value-type="string">
            <text:p>Check program starts up and shows the program version as 11.2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 table:number-rows-repeated="2">
          <table:table-cell table:number-columns-repeated="3"/>
          <table:table-cell table:content-validation-name="val1"/>
        </table:table-row>
        <table:table-row table:style-name="ro1">
          <table:table-cell office:value-type="string" calcext:value-type="string">
            <text:p>Windows Test Cases</text:p>
          </table:table-cell>
          <table:table-cell table:style-name="Default" table:number-columns-repeated="3"/>
        </table:table-row>
        <table:table-row table:style-name="ro1">
          <table:table-cell table:style-name="Default"/>
          <table:table-cell office:value-type="string" calcext:value-type="string">
            <text:p>App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table:formula="of:=[.A10]+1" office:value-type="float" office:value="4" calcext:value-type="float">
            <text:p>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Windows Defender anti virus scan of repo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15]+1" office:value-type="float" office:value="5" calcext:value-type="float">
            <text:p>5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Check program starts up and shows the program version as 11.2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16]+1" office:value-type="float" office:value="6" calcext:value-type="float">
            <text:p>6</text:p>
          </table:table-cell>
          <table:table-cell office:value-type="string" calcext:value-type="string">
            <text:p>ct6_dash</text:p>
          </table:table-cell>
          <table:table-cell office:value-type="string" calcext:value-type="string">
            <text:p>Check program starts up and shows the program version as 11.2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17]+1" office:value-type="float" office:value="7" calcext:value-type="float">
            <text:p>7</text:p>
          </table:table-cell>
          <table:table-cell office:value-type="string" calcext:value-type="string">
            <text:p>ct6_app</text:p>
          </table:table-cell>
          <table:table-cell office:value-type="string" calcext:value-type="string">
            <text:p>Check program starts up and shows the program version as 11.2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18]+1" office:value-type="float" office:value="8" calcext:value-type="float">
            <text:p>8</text:p>
          </table:table-cell>
          <table:table-cell office:value-type="string" calcext:value-type="string">
            <text:p>ct6_dash_mgr</text:p>
          </table:table-cell>
          <table:table-cell office:value-type="string" calcext:value-type="string">
            <text:p>Check program starts up 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 table:number-rows-repeated="6">
          <table:table-cell table:number-columns-repeated="3"/>
          <table:table-cell table:content-validation-name="val1"/>
        </table:table-row>
        <table:table-row table:style-name="ro1">
          <table:table-cell table:number-columns-repeated="3"/>
          <table:table-cell table:content-validation-name="val1"/>
        </table:table-row>
      </table:table>
      <table:table table:name="v11.1" table:style-name="ta1"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row table:style-name="ro1">
          <table:table-cell table:style-name="ce5" office:value-type="string" calcext:value-type="string">
            <text:p>CT6 Testing</text:p>
          </table:table-cell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Version</text:p>
          </table:table-cell>
          <table:table-cell table:style-name="ce12" office:value-type="float" office:value="11.1" calcext:value-type="float">
            <text:p>11.1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Date</text:p>
          </table:table-cell>
          <table:table-cell table:style-name="ce7" office:value-type="date" office:date-value="2025-04-21" calcext:value-type="date">
            <text:p>21/04/25</text:p>
          </table:table-cell>
          <table:table-cell table:style-name="Default" table:number-columns-repeated="2"/>
        </table:table-row>
        <table:table-row table:style-name="ro1">
          <table:table-cell/>
          <table:table-cell table:style-name="ce7"/>
          <table:table-cell table:style-name="Default" table:number-columns-repeated="2"/>
        </table:table-row>
        <table:table-row table:style-name="ro1">
          <table:table-cell office:value-type="string" calcext:value-type="string">
            <text:p>Linux Test Cases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est Case</text:p>
          </table:table-cell>
          <table:table-cell office:value-type="string" calcext:value-type="string">
            <text:p>App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t6_mfg_tool</text:p>
          </table:table-cell>
          <table:table-cell office:value-type="string" calcext:value-type="string">
            <text:p>Ensure a MFG test passes on a CT6 PCB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 table:number-rows-repeated="2">
          <table:table-cell table:number-columns-repeated="3"/>
          <table:table-cell table:content-validation-name="val1"/>
        </table:table-row>
        <table:table-row table:style-name="ro1">
          <table:table-cell office:value-type="string" calcext:value-type="string">
            <text:p>Windows Test Cases</text:p>
          </table:table-cell>
          <table:table-cell table:style-name="Default" table:number-columns-repeated="3"/>
        </table:table-row>
        <table:table-row table:style-name="ro1">
          <table:table-cell table:style-name="Default"/>
          <table:table-cell office:value-type="string" calcext:value-type="string">
            <text:p>App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table:formula="of:=[.A8]+1" office:value-type="float" office:value="2" calcext:value-type="float">
            <text:p>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Windows Defender anti virus scan of repo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13]+1" office:value-type="float" office:value="3" calcext:value-type="float">
            <text:p>3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Check tool starts up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 table:number-rows-repeated="9">
          <table:table-cell table:number-columns-repeated="3"/>
          <table:table-cell table:content-validation-name="val1"/>
        </table:table-row>
        <table:table-row table:style-name="ro1">
          <table:table-cell table:number-columns-repeated="3"/>
          <table:table-cell table:content-validation-name="val1"/>
        </table:table-row>
      </table:table>
      <table:table table:name="v11.0" table:style-name="ta1"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row table:style-name="ro1">
          <table:table-cell table:style-name="ce5" office:value-type="string" calcext:value-type="string">
            <text:p>CT6 Testing</text:p>
          </table:table-cell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Version</text:p>
          </table:table-cell>
          <table:table-cell table:style-name="ce12" office:value-type="float" office:value="11" calcext:value-type="float">
            <text:p>11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Date</text:p>
          </table:table-cell>
          <table:table-cell table:style-name="ce7" office:value-type="date" office:date-value="2025-04-17" calcext:value-type="date">
            <text:p>17/04/25</text:p>
          </table:table-cell>
          <table:table-cell table:style-name="Default" table:number-columns-repeated="2"/>
        </table:table-row>
        <table:table-row table:style-name="ro1">
          <table:table-cell/>
          <table:table-cell table:style-name="ce7"/>
          <table:table-cell table:style-name="Default" table:number-columns-repeated="2"/>
        </table:table-row>
        <table:table-row table:style-name="ro1">
          <table:table-cell office:value-type="string" calcext:value-type="string">
            <text:p>Linux Test Cases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est Case</text:p>
          </table:table-cell>
          <table:table-cell office:value-type="string" calcext:value-type="string">
            <text:p>App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Install CT6 devic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8]+1" office:value-type="float" office:value="2" calcext:value-type="float">
            <text:p>2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WiFi config (via bluetooth)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9]+1" office:value-type="float" office:value="3" calcext:value-type="float">
            <text:p>3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WiFi config (using USB port)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10]+1" office:value-type="float" office:value="4" calcext:value-type="float">
            <text:p>4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Upgrade CT6 device over WiFi and check for FW version messag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11]+1" office:value-type="float" office:value="5" calcext:value-type="float">
            <text:p>5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nam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12]+1" office:value-type="float" office:value="6" calcext:value-type="float">
            <text:p>6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ports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13]+1" office:value-type="float" office:value="7" calcext:value-type="float">
            <text:p>7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MQTT configuration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14]+1" office:value-type="float" office:value="8" calcext:value-type="float">
            <text:p>8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active Stat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15]+1" office:value-type="float" office:value="9" calcext:value-type="float">
            <text:p>9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can for CT6 devices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16]+1" office:value-type="float" office:value="10" calcext:value-type="float">
            <text:p>10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Reboot a CT6 device remotely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 table:number-rows-repeated="2">
          <table:table-cell table:number-columns-repeated="3"/>
          <table:table-cell table:content-validation-name="val1"/>
        </table:table-row>
        <table:table-row table:style-name="ro1">
          <table:table-cell office:value-type="string" calcext:value-type="string">
            <text:p>Windows Test Cases</text:p>
          </table:table-cell>
          <table:table-cell table:style-name="Default" table:number-columns-repeated="3"/>
        </table:table-row>
        <table:table-row table:style-name="ro1">
          <table:table-cell table:style-name="Default"/>
          <table:table-cell office:value-type="string" calcext:value-type="string">
            <text:p>App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table:formula="of:=[.A17]+1" office:value-type="float" office:value="11" calcext:value-type="float">
            <text:p>1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Windows Defender anti virus scan of repo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22]+1" office:value-type="float" office:value="12" calcext:value-type="float">
            <text:p>12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Install CT6 devic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23]+1" office:value-type="float" office:value="13" calcext:value-type="float">
            <text:p>13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WiFi config (via bluetooth)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24]+1" office:value-type="float" office:value="14" calcext:value-type="float">
            <text:p>14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WiFi config (using USB port)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25]+1" office:value-type="float" office:value="15" calcext:value-type="float">
            <text:p>15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Upgrade CT6 device over WiFi and check for FW version messag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26]+1" office:value-type="float" office:value="16" calcext:value-type="float">
            <text:p>16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nam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27]+1" office:value-type="float" office:value="17" calcext:value-type="float">
            <text:p>17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ports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28]+1" office:value-type="float" office:value="18" calcext:value-type="float">
            <text:p>18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MQTT configuration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29]+1" office:value-type="float" office:value="19" calcext:value-type="float">
            <text:p>19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active Stat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30]+1" office:value-type="float" office:value="20" calcext:value-type="float">
            <text:p>20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can for CT6 devices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31]+1" office:value-type="float" office:value="21" calcext:value-type="float">
            <text:p>21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Reboot a CT6 device remotely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number-columns-repeated="3"/>
          <table:table-cell table:content-validation-name="val1"/>
        </table:table-row>
      </table:table>
      <table:table table:name="v10.8" table:style-name="ta1"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row table:style-name="ro1">
          <table:table-cell table:style-name="ce5" office:value-type="string" calcext:value-type="string">
            <text:p>CT6 Testing</text:p>
          </table:table-cell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Date</text:p>
          </table:table-cell>
          <table:table-cell table:style-name="ce7" office:value-type="date" office:date-value="2025-03-19" calcext:value-type="date">
            <text:p>19/03/25</text:p>
          </table:table-cell>
          <table:table-cell table:style-name="Default" table:number-columns-repeated="2"/>
        </table:table-row>
        <table:table-row table:style-name="ro2">
          <table:table-cell table:style-name="Default" table:number-columns-repeated="4"/>
        </table:table-row>
        <table:table-row table:style-name="ro1">
          <table:table-cell office:value-type="string" calcext:value-type="string">
            <text:p>Linux Test Cases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est Case</text:p>
          </table:table-cell>
          <table:table-cell office:value-type="string" calcext:value-type="string">
            <text:p>App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Install CT6 devic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7]+1" office:value-type="float" office:value="2" calcext:value-type="float">
            <text:p>2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WiFi config (via bluetooth)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8]+1" office:value-type="float" office:value="3" calcext:value-type="float">
            <text:p>3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WiFi config (using USB port)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9]+1" office:value-type="float" office:value="4" calcext:value-type="float">
            <text:p>4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Upgrade CT6 device over WiFi and check for FW version messag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10]+1" office:value-type="float" office:value="5" calcext:value-type="float">
            <text:p>5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nam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11]+1" office:value-type="float" office:value="6" calcext:value-type="float">
            <text:p>6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ports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12]+1" office:value-type="float" office:value="7" calcext:value-type="float">
            <text:p>7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MQTT configuration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13]+1" office:value-type="float" office:value="8" calcext:value-type="float">
            <text:p>8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active Stat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14]+1" office:value-type="float" office:value="9" calcext:value-type="float">
            <text:p>9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can for CT6 devices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15]+1" office:value-type="float" office:value="10" calcext:value-type="float">
            <text:p>10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Reboot a CT6 device remotely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16]+1" office:value-type="float" office:value="11" calcext:value-type="float">
            <text:p>11</text:p>
          </table:table-cell>
          <table:table-cell office:value-type="string" calcext:value-type="string">
            <text:p>ct6_app</text:p>
          </table:table-cell>
          <table:table-cell office:value-type="string" calcext:value-type="string">
            <text:p>Check that it starts recording data and the GUI is available to view the data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number-columns-repeated="3"/>
          <table:table-cell table:content-validation-name="val1"/>
        </table:table-row>
        <table:table-row table:style-name="ro1">
          <table:table-cell office:value-type="string" calcext:value-type="string">
            <text:p>Windows Test Cases</text:p>
          </table:table-cell>
          <table:table-cell table:style-name="Default" table:number-columns-repeated="3"/>
        </table:table-row>
        <table:table-row table:style-name="ro1">
          <table:table-cell table:style-name="Default"/>
          <table:table-cell office:value-type="string" calcext:value-type="string">
            <text:p>App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table:formula="of:=[.A17]+1" office:value-type="float" office:value="12" calcext:value-type="float">
            <text:p>1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Windows Defender anti virus scan of repo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21]+1" office:value-type="float" office:value="13" calcext:value-type="float">
            <text:p>13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Install CT6 devic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22]+1" office:value-type="float" office:value="14" calcext:value-type="float">
            <text:p>14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WiFi config (via bluetooth)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23]+1" office:value-type="float" office:value="15" calcext:value-type="float">
            <text:p>15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WiFi config (using USB port)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24]+1" office:value-type="float" office:value="16" calcext:value-type="float">
            <text:p>16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Upgrade CT6 device over WiFi and check for FW version messag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25]+1" office:value-type="float" office:value="17" calcext:value-type="float">
            <text:p>17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nam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26]+1" office:value-type="float" office:value="18" calcext:value-type="float">
            <text:p>18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ports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27]+1" office:value-type="float" office:value="19" calcext:value-type="float">
            <text:p>19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MQTT configuration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28]+1" office:value-type="float" office:value="20" calcext:value-type="float">
            <text:p>20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active Stat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29]+1" office:value-type="float" office:value="21" calcext:value-type="float">
            <text:p>21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can for CT6 devices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30]+1" office:value-type="float" office:value="22" calcext:value-type="float">
            <text:p>22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Reboot a CT6 device remotely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31]+1" office:value-type="float" office:value="23" calcext:value-type="float">
            <text:p>23</text:p>
          </table:table-cell>
          <table:table-cell office:value-type="string" calcext:value-type="string">
            <text:p>ct6_app</text:p>
          </table:table-cell>
          <table:table-cell office:value-type="string" calcext:value-type="string">
            <text:p>Check that it starts recording data and the GUI is available to view the data</text:p>
          </table:table-cell>
          <table:table-cell table:content-validation-name="val1" office:value-type="string" calcext:value-type="string">
            <text:p>Yes</text:p>
          </table:table-cell>
        </table:table-row>
      </table:table>
      <table:table table:name="v10.3" table:style-name="ta1">
        <table:table-column table:style-name="co6" table:default-cell-style-name="ce6"/>
        <table:table-column table:style-name="co7" table:default-cell-style-name="ce6"/>
        <table:table-column table:style-name="co10" table:default-cell-style-name="ce6"/>
        <table:table-column table:style-name="co9" table:default-cell-style-name="ce6"/>
        <table:table-row table:style-name="ro1">
          <table:table-cell table:style-name="ce5" office:value-type="string" calcext:value-type="string">
            <text:p>CT6 Testing</text:p>
          </table:table-cell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Date</text:p>
          </table:table-cell>
          <table:table-cell table:style-name="ce7" office:value-type="date" office:date-value="2025-03-19" calcext:value-type="date">
            <text:p>19/03/25</text:p>
          </table:table-cell>
          <table:table-cell table:style-name="Default" table:number-columns-repeated="2"/>
        </table:table-row>
        <table:table-row table:style-name="ro2">
          <table:table-cell table:style-name="Default" table:number-columns-repeated="4"/>
        </table:table-row>
        <table:table-row table:style-name="ro1">
          <table:table-cell office:value-type="string" calcext:value-type="string">
            <text:p>Linux Test Cases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est Case</text:p>
          </table:table-cell>
          <table:table-cell office:value-type="string" calcext:value-type="string">
            <text:p>App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Install CT6 devic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7]+1" office:value-type="float" office:value="2" calcext:value-type="float">
            <text:p>2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WiFi config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8]+1" office:value-type="float" office:value="3" calcext:value-type="float">
            <text:p>3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Upgrade CT6 device over WiFi and check for FW version messag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9]+1" office:value-type="float" office:value="4" calcext:value-type="float">
            <text:p>4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nam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10]+1" office:value-type="float" office:value="5" calcext:value-type="float">
            <text:p>5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ports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11]+1" office:value-type="float" office:value="6" calcext:value-type="float">
            <text:p>6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MQTT configuration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12]+1" office:value-type="float" office:value="7" calcext:value-type="float">
            <text:p>7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active Stat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13]+1" office:value-type="float" office:value="8" calcext:value-type="float">
            <text:p>8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can for CT6 devices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14]+1" office:value-type="float" office:value="9" calcext:value-type="float">
            <text:p>9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Reboot a CT6 device remotely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15]+1" office:value-type="float" office:value="10" calcext:value-type="float">
            <text:p>10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Calibrate voltage (old test system)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16]+1" office:value-type="float" office:value="11" calcext:value-type="float">
            <text:p>11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Calibrate current on port 1 (old test system)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17]+1" office:value-type="float" office:value="12" calcext:value-type="float">
            <text:p>12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Calibrate voltage (high accuracy test system)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18]+1" office:value-type="float" office:value="13" calcext:value-type="float">
            <text:p>13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<text:span text:style-name="T1">Calibrate current on port 1 (high accuracy test system</text:span>)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number-columns-repeated="3"/>
          <table:table-cell table:content-validation-name="val1"/>
        </table:table-row>
        <table:table-row table:style-name="ro1">
          <table:table-cell office:value-type="string" calcext:value-type="string">
            <text:p>Windows Test Cases</text:p>
          </table:table-cell>
          <table:table-cell table:style-name="Default" table:number-columns-repeated="3"/>
        </table:table-row>
        <table:table-row table:style-name="ro1">
          <table:table-cell table:style-name="Default"/>
          <table:table-cell office:value-type="string" calcext:value-type="string">
            <text:p>App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table:formula="of:=[.A19]+1" office:value-type="float" office:value="14" calcext:value-type="float">
            <text:p>1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Windows Defender anti virus scan of repo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23]+1" office:value-type="float" office:value="15" calcext:value-type="float">
            <text:p>15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Install CT6 devic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24]+1" office:value-type="float" office:value="16" calcext:value-type="float">
            <text:p>16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WiFi config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25]+1" office:value-type="float" office:value="17" calcext:value-type="float">
            <text:p>17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Upgrade CT6 device over WiFi and check for FW version messag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26]+1" office:value-type="float" office:value="18" calcext:value-type="float">
            <text:p>18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nam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27]+1" office:value-type="float" office:value="19" calcext:value-type="float">
            <text:p>19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ports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28]+1" office:value-type="float" office:value="20" calcext:value-type="float">
            <text:p>20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MQTT configuration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29]+1" office:value-type="float" office:value="21" calcext:value-type="float">
            <text:p>21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active Stat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30]+1" office:value-type="float" office:value="22" calcext:value-type="float">
            <text:p>22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can for CT6 devices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31]+1" office:value-type="float" office:value="23" calcext:value-type="float">
            <text:p>23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Reboot a CT6 device remotely</text:p>
          </table:table-cell>
          <table:table-cell table:content-validation-name="val1" office:value-type="string" calcext:value-type="string">
            <text:p>Yes</text:p>
          </table:table-cell>
        </table:table-row>
      </table:table>
      <table:table table:name="v10.2" table:style-name="ta1">
        <table:table-column table:style-name="co6" table:default-cell-style-name="ce6"/>
        <table:table-column table:style-name="co7" table:default-cell-style-name="ce6"/>
        <table:table-column table:style-name="co11" table:default-cell-style-name="ce6"/>
        <table:table-column table:style-name="co9" table:default-cell-style-name="ce6"/>
        <table:table-row table:style-name="ro1">
          <table:table-cell table:style-name="ce5" office:value-type="string" calcext:value-type="string">
            <text:p>CT6 Testing</text:p>
          </table:table-cell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Date</text:p>
          </table:table-cell>
          <table:table-cell table:style-name="ce7" office:value-type="date" office:date-value="2025-03-05" calcext:value-type="date">
            <text:p>05/03/25</text:p>
          </table:table-cell>
          <table:table-cell table:style-name="Default" table:number-columns-repeated="2"/>
        </table:table-row>
        <table:table-row table:style-name="ro2">
          <table:table-cell table:style-name="Default" table:number-columns-repeated="4"/>
        </table:table-row>
        <table:table-row table:style-name="ro1">
          <table:table-cell office:value-type="string" calcext:value-type="string">
            <text:p>Linux Test Cases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est Case</text:p>
          </table:table-cell>
          <table:table-cell office:value-type="string" calcext:value-type="string">
            <text:p>App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t6_stats</text:p>
          </table:table-cell>
          <table:table-cell office:value-type="string" calcext:value-type="string">
            <text:p>Check tool reports JSON stats from all CT6 on LAN. 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table:style-name="Default" table:number-columns-repeated="4"/>
        </table:table-row>
        <table:table-row table:style-name="ro1">
          <table:table-cell office:value-type="string" calcext:value-type="string">
            <text:p>Windows Test Cases</text:p>
          </table:table-cell>
          <table:table-cell table:style-name="Default" table:number-columns-repeated="3"/>
        </table:table-row>
        <table:table-row table:style-name="ro1">
          <table:table-cell table:style-name="Default"/>
          <table:table-cell office:value-type="string" calcext:value-type="string">
            <text:p>App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Windows Defender anti virus scan of repo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t6_stats</text:p>
          </table:table-cell>
          <table:table-cell office:value-type="string" calcext:value-type="string">
            <text:p>Check ct6_stats is not supported on Windows platforms.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 table:number-rows-repeated="7">
          <table:table-cell table:number-columns-repeated="3"/>
          <table:table-cell table:content-validation-name="val1"/>
        </table:table-row>
        <table:table-row table:style-name="ro1">
          <table:table-cell table:number-columns-repeated="3"/>
          <table:table-cell table:content-validation-name="val1"/>
        </table:table-row>
      </table:table>
      <table:table table:name="v10.1_2" table:style-name="ta1">
        <table:table-column table:style-name="co6" table:default-cell-style-name="ce6"/>
        <table:table-column table:style-name="co7" table:default-cell-style-name="ce6"/>
        <table:table-column table:style-name="co11" table:default-cell-style-name="ce6"/>
        <table:table-column table:style-name="co9" table:default-cell-style-name="ce6"/>
        <table:table-row table:style-name="ro1">
          <table:table-cell table:style-name="ce5" office:value-type="string" calcext:value-type="string">
            <text:p>CT6 Testing</text:p>
          </table:table-cell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Date</text:p>
          </table:table-cell>
          <table:table-cell table:style-name="ce7" office:value-type="date" office:date-value="2025-02-28" calcext:value-type="date">
            <text:p>28/02/25</text:p>
          </table:table-cell>
          <table:table-cell table:style-name="Default" table:number-columns-repeated="2"/>
        </table:table-row>
        <table:table-row table:style-name="ro2">
          <table:table-cell table:style-name="Default" table:number-columns-repeated="4"/>
        </table:table-row>
        <table:table-row table:style-name="ro1">
          <table:table-cell office:value-type="string" calcext:value-type="string">
            <text:p>Linux Test Cases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est Case</text:p>
          </table:table-cell>
          <table:table-cell office:value-type="string" calcext:value-type="string">
            <text:p>App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Upgrade CT6 device over WiFi and check for FW version messag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7]+1" office:value-type="float" office:value="2" calcext:value-type="float">
            <text:p>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heck DB updated after upgrad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8]+1" office:value-type="float" office:value="3" calcext:value-type="float">
            <text:p>3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heck for valid MQTT server stats messages after upgrade.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9]+1" office:value-type="float" office:value="4" calcext:value-type="float">
            <text:p>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Remove factory.cfg file on CT6 and check uncalibrated msg is displayed.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table:style-name="Default" table:number-columns-repeated="4"/>
        </table:table-row>
        <table:table-row table:style-name="ro1">
          <table:table-cell office:value-type="string" calcext:value-type="string">
            <text:p>Windows Test Cases</text:p>
          </table:table-cell>
          <table:table-cell table:style-name="Default" table:number-columns-repeated="3"/>
        </table:table-row>
        <table:table-row table:style-name="ro1">
          <table:table-cell table:style-name="Default"/>
          <table:table-cell office:value-type="string" calcext:value-type="string">
            <text:p>App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Windows Defender anti virus scan of repo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 table:number-rows-repeated="8">
          <table:table-cell table:number-columns-repeated="3"/>
          <table:table-cell table:content-validation-name="val1"/>
        </table:table-row>
        <table:table-row table:style-name="ro1">
          <table:table-cell table:number-columns-repeated="3"/>
          <table:table-cell table:content-validation-name="val1"/>
        </table:table-row>
      </table:table>
      <table:table table:name="v10.0" table:style-name="ta1">
        <table:table-column table:style-name="co6" table:default-cell-style-name="ce6"/>
        <table:table-column table:style-name="co7" table:default-cell-style-name="ce6"/>
        <table:table-column table:style-name="co10" table:default-cell-style-name="ce6"/>
        <table:table-column table:style-name="co9" table:default-cell-style-name="ce6"/>
        <table:table-row table:style-name="ro1">
          <table:table-cell table:style-name="ce5" office:value-type="string" calcext:value-type="string">
            <text:p>CT6 Testing</text:p>
          </table:table-cell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Date</text:p>
          </table:table-cell>
          <table:table-cell table:style-name="ce7" office:value-type="date" office:date-value="2025-02-28" calcext:value-type="date">
            <text:p>28/02/25</text:p>
          </table:table-cell>
          <table:table-cell table:style-name="Default" table:number-columns-repeated="2"/>
        </table:table-row>
        <table:table-row table:style-name="ro2">
          <table:table-cell table:style-name="Default" table:number-columns-repeated="4"/>
        </table:table-row>
        <table:table-row table:style-name="ro1">
          <table:table-cell office:value-type="string" calcext:value-type="string">
            <text:p>Linux Test Cases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est Case</text:p>
          </table:table-cell>
          <table:table-cell office:value-type="string" calcext:value-type="string">
            <text:p>App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Install CT6 devic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7]+1" office:value-type="float" office:value="2" calcext:value-type="float">
            <text:p>2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WiFi config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8]+1" office:value-type="float" office:value="3" calcext:value-type="float">
            <text:p>3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Upgrade CT6 device over WiFi and check for FW version messag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9]+1" office:value-type="float" office:value="4" calcext:value-type="float">
            <text:p>4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nam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10]+1" office:value-type="float" office:value="5" calcext:value-type="float">
            <text:p>5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ports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11]+1" office:value-type="float" office:value="6" calcext:value-type="float">
            <text:p>6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MQTT configuration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12]+1" office:value-type="float" office:value="7" calcext:value-type="float">
            <text:p>7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active Stat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13]+1" office:value-type="float" office:value="8" calcext:value-type="float">
            <text:p>8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can for CT6 devices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14]+1" office:value-type="float" office:value="9" calcext:value-type="float">
            <text:p>9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Reboot a CT6 device remotely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table:style-name="Default" table:number-columns-repeated="4"/>
        </table:table-row>
        <table:table-row table:style-name="ro1">
          <table:table-cell office:value-type="string" calcext:value-type="string">
            <text:p>Windows Test Cases</text:p>
          </table:table-cell>
          <table:table-cell table:style-name="Default" table:number-columns-repeated="3"/>
        </table:table-row>
        <table:table-row table:style-name="ro1">
          <table:table-cell table:style-name="Default"/>
          <table:table-cell office:value-type="string" calcext:value-type="string">
            <text:p>App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Windows Defender anti virus scan of repo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19]+1" office:value-type="float" office:value="2" calcext:value-type="float">
            <text:p>2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Install CT6 devic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20]+1" office:value-type="float" office:value="3" calcext:value-type="float">
            <text:p>3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WiFi config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21]+1" office:value-type="float" office:value="4" calcext:value-type="float">
            <text:p>4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Upgrade CT6 device over WiFi and check for FW version messag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22]+1" office:value-type="float" office:value="5" calcext:value-type="float">
            <text:p>5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nam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23]+1" office:value-type="float" office:value="6" calcext:value-type="float">
            <text:p>6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ports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24]+1" office:value-type="float" office:value="7" calcext:value-type="float">
            <text:p>7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MQTT configuration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25]+1" office:value-type="float" office:value="8" calcext:value-type="float">
            <text:p>8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active Stat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26]+1" office:value-type="float" office:value="9" calcext:value-type="float">
            <text:p>9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can for CT6 devices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27]+1" office:value-type="float" office:value="10" calcext:value-type="float">
            <text:p>10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Reboot a CT6 device remotely</text:p>
          </table:table-cell>
          <table:table-cell table:content-validation-name="val1" office:value-type="string" calcext:value-type="string">
            <text:p>Yes</text:p>
          </table:table-cell>
        </table:table-row>
      </table:table>
      <table:table table:name="v9.9" table:style-name="ta1">
        <table:table-column table:style-name="co6" table:default-cell-style-name="ce6"/>
        <table:table-column table:style-name="co7" table:default-cell-style-name="ce6"/>
        <table:table-column table:style-name="co10" table:default-cell-style-name="ce6"/>
        <table:table-column table:style-name="co9" table:default-cell-style-name="ce6"/>
        <table:table-row table:style-name="ro2" table:number-rows-repeated="12">
          <table:table-cell table:style-name="Default" table:number-columns-repeated="4"/>
        </table:table-row>
        <table:table-row table:style-name="ro1">
          <table:table-cell table:style-name="ce5" office:value-type="string" calcext:value-type="string">
            <text:p>CT6 Testing</text:p>
          </table:table-cell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Date</text:p>
          </table:table-cell>
          <table:table-cell table:style-name="ce7" office:value-type="date" office:date-value="2025-03-01" calcext:value-type="date">
            <text:p>01/03/25</text:p>
          </table:table-cell>
          <table:table-cell table:style-name="Default" table:number-columns-repeated="2"/>
        </table:table-row>
        <table:table-row table:style-name="ro2">
          <table:table-cell table:style-name="Default" table:number-columns-repeated="4"/>
        </table:table-row>
        <table:table-row table:style-name="ro1">
          <table:table-cell office:value-type="string" calcext:value-type="string">
            <text:p>Linux Test Cases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est Case</text:p>
          </table:table-cell>
          <table:table-cell office:value-type="string" calcext:value-type="string">
            <text:p>App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Install CT6 devic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19]+1" office:value-type="float" office:value="2" calcext:value-type="float">
            <text:p>2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WiFi config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20]+1" office:value-type="float" office:value="3" calcext:value-type="float">
            <text:p>3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Upgrade CT6 device over WiFi and check for FW version messag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21]+1" office:value-type="float" office:value="4" calcext:value-type="float">
            <text:p>4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nam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22]+1" office:value-type="float" office:value="5" calcext:value-type="float">
            <text:p>5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ports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23]+1" office:value-type="float" office:value="6" calcext:value-type="float">
            <text:p>6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MQTT configuration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24]+1" office:value-type="float" office:value="7" calcext:value-type="float">
            <text:p>7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active Stat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25]+1" office:value-type="float" office:value="8" calcext:value-type="float">
            <text:p>8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can for CT6 devices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26]+1" office:value-type="float" office:value="9" calcext:value-type="float">
            <text:p>9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Reboot a CT6 device remotely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table:style-name="Default" table:number-columns-repeated="4"/>
        </table:table-row>
        <table:table-row table:style-name="ro1">
          <table:table-cell office:value-type="string" calcext:value-type="string">
            <text:p>Windows Test Cases</text:p>
          </table:table-cell>
          <table:table-cell table:style-name="Default" table:number-columns-repeated="3"/>
        </table:table-row>
        <table:table-row table:style-name="ro1">
          <table:table-cell table:style-name="Default"/>
          <table:table-cell office:value-type="string" calcext:value-type="string">
            <text:p>App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Windows Defender anti virus scan of repo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31]+1" office:value-type="float" office:value="2" calcext:value-type="float">
            <text:p>2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Install CT6 devic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32]+1" office:value-type="float" office:value="3" calcext:value-type="float">
            <text:p>3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WiFi config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33]+1" office:value-type="float" office:value="4" calcext:value-type="float">
            <text:p>4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Upgrade CT6 device over WiFi and check for FW version messag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34]+1" office:value-type="float" office:value="5" calcext:value-type="float">
            <text:p>5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nam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35]+1" office:value-type="float" office:value="6" calcext:value-type="float">
            <text:p>6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ports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36]+1" office:value-type="float" office:value="7" calcext:value-type="float">
            <text:p>7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MQTT configuration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37]+1" office:value-type="float" office:value="8" calcext:value-type="float">
            <text:p>8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active Stat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38]+1" office:value-type="float" office:value="9" calcext:value-type="float">
            <text:p>9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can for CT6 devices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39]+1" office:value-type="float" office:value="10" calcext:value-type="float">
            <text:p>10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Reboot a CT6 device remotely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/>
          <table:table-cell table:style-name="Default" table:number-columns-repeated="2"/>
          <table:table-cell table:content-validation-name="val1"/>
        </table:table-row>
      </table:table>
      <table:table table:name="v9.8" table:style-name="ta1">
        <table:table-column table:style-name="co12" table:default-cell-style-name="ce4"/>
        <table:table-column table:style-name="co13" table:default-cell-style-name="ce4"/>
        <table:table-column table:style-name="co14" table:default-cell-style-name="ce4"/>
        <table:table-column table:style-name="co15" table:default-cell-style-name="ce4"/>
        <table:table-column table:style-name="co5" table:number-columns-repeated="16380" table:default-cell-style-name="ce4"/>
        <table:table-row table:style-name="ro3">
          <table:table-cell table:style-name="ce3" office:value-type="string" calcext:value-type="string">
            <text:p>CT6 Testing</text:p>
          </table:table-cell>
          <table:table-cell table:number-columns-repeated="16383"/>
        </table:table-row>
        <table:table-row table:style-name="ro3">
          <table:table-cell office:value-type="string" calcext:value-type="string">
            <text:p>Date</text:p>
          </table:table-cell>
          <table:table-cell table:style-name="ce9" office:value-type="date" office:date-value="2025-02-23" calcext:value-type="date">
            <text:p>23/02/25</text:p>
          </table:table-cell>
          <table:table-cell table:number-columns-repeated="16382"/>
        </table:table-row>
        <table:table-row table:style-name="ro3">
          <table:table-cell table:number-columns-repeated="16384"/>
        </table:table-row>
        <table:table-row table:style-name="ro3">
          <table:table-cell office:value-type="string" calcext:value-type="string">
            <text:p>Linux Test Cases</text:p>
          </table:table-cell>
          <table:table-cell table:number-columns-repeated="16383"/>
        </table:table-row>
        <table:table-row table:style-name="ro3">
          <table:table-cell table:number-columns-repeated="16384"/>
        </table:table-row>
        <table:table-row table:style-name="ro3">
          <table:table-cell office:value-type="string" calcext:value-type="string">
            <text:p>Test Case</text:p>
          </table:table-cell>
          <table:table-cell office:value-type="string" calcext:value-type="string">
            <text:p>App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</text:p>
          </table:table-cell>
          <table:table-cell table:number-columns-repeated="16380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build.sh</text:p>
          </table:table-cell>
          <table:table-cell office:value-type="string" calcext:value-type="string">
            <text:p>Check that the pytest test are executed and if they fail the build process fails.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3">
          <table:table-cell table:formula="of:=[.A7]+1" office:value-type="float" office:value="2" calcext:value-type="float">
            <text:p>2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Upgrade CT6 device over WiFi and check for FW version message is in message log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Upgrade CT6 to FW 2.67 and check the REST interface get_uptime cmd response is correct.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3">
          <table:table-cell table:number-columns-repeated="16384"/>
        </table:table-row>
        <table:table-row table:style-name="ro3">
          <table:table-cell office:value-type="string" calcext:value-type="string">
            <text:p>Windows Test Cases</text:p>
          </table:table-cell>
          <table:table-cell table:number-columns-repeated="16383"/>
        </table:table-row>
        <table:table-row table:style-name="ro3">
          <table:table-cell/>
          <table:table-cell office:value-type="string" calcext:value-type="string">
            <text:p>App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</text:p>
          </table:table-cell>
          <table:table-cell table:number-columns-repeated="16380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Installer</text:p>
          </table:table-cell>
          <table:table-cell office:value-type="string" calcext:value-type="string">
            <text:p>Install, check poetry env exists. Then uninstall and check it’s removed.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3">
          <table:table-cell table:formula="of:=[.A13]+1" office:value-type="float" office:value="2" calcext:value-type="float">
            <text:p>2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Check message detailing how to close app is displayed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3">
          <table:table-cell table:formula="of:=[.A14]+1" office:value-type="float" office:value="3" calcext:value-type="float">
            <text:p>3</text:p>
          </table:table-cell>
          <table:table-cell office:value-type="string" calcext:value-type="string">
            <text:p>ct6_dash</text:p>
          </table:table-cell>
          <table:table-cell office:value-type="string" calcext:value-type="string">
            <text:p>Check message detailing how to close app is displayed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3">
          <table:table-cell table:formula="of:=[.A15]+1" office:value-type="float" office:value="4" calcext:value-type="float">
            <text:p>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Windows Defender anti virus scan of repo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3">
          <table:table-cell table:formula="of:=[.A16]+1" office:value-type="float" office:value="5" calcext:value-type="float">
            <text:p>5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Upgrade CT6 to FW 2.67 and check the REST interface get_uptime cmd response is correct.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3" table:number-rows-repeated="1048545">
          <table:table-cell table:number-columns-repeated="16384"/>
        </table:table-row>
        <table:table-row table:style-name="ro2" table:number-rows-repeated="13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v9.7" table:style-name="ta1">
        <table:table-column table:style-name="co16" table:default-cell-style-name="ce6"/>
        <table:table-column table:style-name="co17" table:default-cell-style-name="ce6"/>
        <table:table-column table:style-name="co18" table:default-cell-style-name="ce6"/>
        <table:table-column table:style-name="co19" table:default-cell-style-name="ce6"/>
        <table:table-column table:style-name="co5" table:number-columns-repeated="2" table:default-cell-style-name="ce6"/>
        <table:table-row table:style-name="ro1">
          <table:table-cell table:style-name="ce5" office:value-type="string" calcext:value-type="string">
            <text:p>CT6 Testing</text:p>
          </table:table-cell>
          <table:table-cell/>
          <table:table-cell table:style-name="Default" table:number-columns-repeated="4"/>
        </table:table-row>
        <table:table-row table:style-name="ro1">
          <table:table-cell office:value-type="string" calcext:value-type="string">
            <text:p>Date</text:p>
          </table:table-cell>
          <table:table-cell table:style-name="ce7" office:value-type="date" office:date-value="2025-02-21" calcext:value-type="date">
            <text:p>21/02/25</text:p>
          </table:table-cell>
          <table:table-cell table:style-name="Default" table:number-columns-repeated="4"/>
        </table:table-row>
        <table:table-row table:style-name="ro2">
          <table:table-cell table:style-name="Default" table:number-columns-repeated="6"/>
        </table:table-row>
        <table:table-row table:style-name="ro1">
          <table:table-cell office:value-type="string" calcext:value-type="string">
            <text:p>Linux Test Cases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Test Case</text:p>
          </table:table-cell>
          <table:table-cell office:value-type="string" calcext:value-type="string">
            <text:p>App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Install CT6 device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table:formula="of:=[.A7]+1" office:value-type="float" office:value="2" calcext:value-type="float">
            <text:p>2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WiFi config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table:formula="of:=[.A8]+1" office:value-type="float" office:value="3" calcext:value-type="float">
            <text:p>3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Upgrade CT6 device over WiFi and check for FW version message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table:formula="of:=[.A9]+1" office:value-type="float" office:value="4" calcext:value-type="float">
            <text:p>4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name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table:formula="of:=[.A10]+1" office:value-type="float" office:value="5" calcext:value-type="float">
            <text:p>5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ports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table:formula="of:=[.A11]+1" office:value-type="float" office:value="6" calcext:value-type="float">
            <text:p>6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MQTT configuration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table:formula="of:=[.A12]+1" office:value-type="float" office:value="7" calcext:value-type="float">
            <text:p>7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active State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table:formula="of:=[.A13]+1" office:value-type="float" office:value="8" calcext:value-type="float">
            <text:p>8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can for CT6 devices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table:formula="of:=[.A14]+1" office:value-type="float" office:value="9" calcext:value-type="float">
            <text:p>9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Reboot a CT6 device remotely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table:style-name="Default" office:value-type="float" office:value="10" calcext:value-type="float">
            <text:p>10</text:p>
          </table:table-cell>
          <table:table-cell table:style-name="Default" office:value-type="string" calcext:value-type="string">
            <text:p>N/A</text:p>
          </table:table-cell>
          <table:table-cell table:style-name="Default" office:value-type="string" calcext:value-type="string">
            <text:p>Check 2.65 CT6 FW sends TIMESENT field</text:p>
          </table:table-cell>
          <table:table-cell table:content-validation-name="val1" office:value-type="string" calcext:value-type="string">
            <text:p>Yes</text:p>
          </table:table-cell>
          <table:table-cell table:style-name="Default" table:number-columns-repeated="2"/>
        </table:table-row>
        <table:table-row table:style-name="ro2">
          <table:table-cell table:style-name="Default" table:number-columns-repeated="6"/>
        </table:table-row>
        <table:table-row table:style-name="ro1">
          <table:table-cell office:value-type="string" calcext:value-type="string">
            <text:p>Windows Test Cases</text:p>
          </table:table-cell>
          <table:table-cell table:style-name="Default" table:number-columns-repeated="5"/>
        </table:table-row>
        <table:table-row table:style-name="ro1">
          <table:table-cell table:style-name="Default"/>
          <table:table-cell office:value-type="string" calcext:value-type="string">
            <text:p>App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</text:p>
          </table:table-cell>
          <table:table-cell table:style-name="Default" table:number-columns-repeated="2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Upgrade CT6 device over WiFi and check for FW version message</text:p>
          </table:table-cell>
          <table:table-cell table:content-validation-name="val1" office:value-type="string" calcext:value-type="string">
            <text:p>Yes</text:p>
          </table:table-cell>
          <table:table-cell table:style-name="Default"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Windows Defender anti virus scan of repo</text:p>
          </table:table-cell>
          <table:table-cell table:content-validation-name="val1" office:value-type="string" calcext:value-type="string">
            <text:p>Yes</text:p>
          </table:table-cell>
          <table:table-cell table:style-name="Default" table:number-columns-repeated="2"/>
        </table:table-row>
      </table:table>
      <table:table table:name="9.5" table:style-name="ta1">
        <table:table-column table:style-name="co20" table:default-cell-style-name="ce6"/>
        <table:table-column table:style-name="co21" table:default-cell-style-name="ce6"/>
        <table:table-column table:style-name="co22" table:default-cell-style-name="ce6"/>
        <table:table-column table:style-name="co23" table:default-cell-style-name="ce6"/>
        <table:table-column table:style-name="co5" table:number-columns-repeated="16380" table:default-cell-style-name="ce6"/>
        <table:table-row table:style-name="ro1">
          <table:table-cell table:style-name="ce5" office:value-type="string" calcext:value-type="string">
            <text:p>CT6 Testing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Date</text:p>
          </table:table-cell>
          <table:table-cell table:style-name="ce7" office:value-type="date" office:date-value="2025-02-20" calcext:value-type="date">
            <text:p>20/02/2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esting should be performed using the Linux and Windows installers in the installers folder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Linux Test Cases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Test Case</text:p>
          </table:table-cell>
          <table:table-cell office:value-type="string" calcext:value-type="string">
            <text:p>App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</text:p>
          </table:table-cell>
          <table:table-cell table:number-columns-repeated="1638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Install CT6 device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1">
          <table:table-cell table:formula="of:=[.A8]+1" office:value-type="float" office:value="2" calcext:value-type="float">
            <text:p>2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WiFi config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1">
          <table:table-cell table:formula="of:=[.A9]+1" office:value-type="float" office:value="3" calcext:value-type="float">
            <text:p>3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Upgrade CT6 device over WiFi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1">
          <table:table-cell table:formula="of:=[.A10]+1" office:value-type="float" office:value="4" calcext:value-type="float">
            <text:p>4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name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1">
          <table:table-cell table:formula="of:=[.A11]+1" office:value-type="float" office:value="5" calcext:value-type="float">
            <text:p>5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ports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1">
          <table:table-cell table:formula="of:=[.A12]+1" office:value-type="float" office:value="6" calcext:value-type="float">
            <text:p>6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MQTT configuration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1">
          <table:table-cell table:formula="of:=[.A13]+1" office:value-type="float" office:value="7" calcext:value-type="float">
            <text:p>7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active State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1">
          <table:table-cell table:formula="of:=[.A14]+1" office:value-type="float" office:value="8" calcext:value-type="float">
            <text:p>8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can for CT6 devices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1">
          <table:table-cell table:formula="of:=[.A15]+1" office:value-type="float" office:value="9" calcext:value-type="float">
            <text:p>9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Reboot a CT6 device remotely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1">
          <table:table-cell table:formula="of:=[.A16]+1" office:value-type="float" office:value="10" calcext:value-type="float">
            <text:p>10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Perform voltage calibration.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1">
          <table:table-cell table:formula="of:=[.A17]+1" office:value-type="float" office:value="11" calcext:value-type="float">
            <text:p>11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Perform CT port current calibration.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1">
          <table:table-cell table:formula="of:=[.A18]+1" office:value-type="float" office:value="12" calcext:value-type="float">
            <text:p>12</text:p>
          </table:table-cell>
          <table:table-cell office:value-type="string" calcext:value-type="string">
            <text:p>ct6_db_store</text:p>
          </table:table-cell>
          <table:table-cell office:value-type="string" calcext:value-type="string">
            <text:p>Check execution leads to database update from CT6 unit.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1">
          <table:table-cell table:formula="of:=[.A19]+1" office:value-type="float" office:value="13" calcext:value-type="float">
            <text:p>13</text:p>
          </table:table-cell>
          <table:table-cell office:value-type="string" calcext:value-type="string">
            <text:p>ct6_dash</text:p>
          </table:table-cell>
          <table:table-cell office:value-type="string" calcext:value-type="string">
            <text:p>Check the GUI is displayed showing contents of the above database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1">
          <table:table-cell table:formula="of:=[.A20]+1" office:value-type="float" office:value="14" calcext:value-type="float">
            <text:p>14</text:p>
          </table:table-cell>
          <table:table-cell office:value-type="string" calcext:value-type="string">
            <text:p>ct6_mfg_tool</text:p>
          </table:table-cell>
          <table:table-cell office:value-type="string" calcext:value-type="string">
            <text:p>Ensure it’s still possible to pass a full factory test</text:p>
          </table:table-cell>
          <table:table-cell table:content-validation-name="val1" office:value-type="string" calcext:value-type="string">
            <text:p>Yes</text:p>
          </table:table-cell>
          <table:table-cell/>
          <table:table-cell table:style-name="ce8"/>
          <table:table-cell table:number-columns-repeated="16378"/>
        </table:table-row>
        <table:table-row table:style-name="ro1">
          <table:table-cell table:formula="of:=[.A21]+1" office:value-type="float" office:value="15" calcext:value-type="float">
            <text:p>15</text:p>
          </table:table-cell>
          <table:table-cell office:value-type="string" calcext:value-type="string">
            <text:p>ct6_dash_mgr</text:p>
          </table:table-cell>
          <table:table-cell office:value-type="string" calcext:value-type="string">
            <text:p>Check a username/password can be added to the webserver interface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1">
          <table:table-cell table:formula="of:=[.A22]+1" office:value-type="float" office:value="16" calcext:value-type="float">
            <text:p>16</text:p>
          </table:table-cell>
          <table:table-cell office:value-type="string" calcext:value-type="string">
            <text:p>ct6_db_store</text:p>
          </table:table-cell>
          <table:table-cell office:value-type="string" calcext:value-type="string">
            <text:p>Ensure the database is updated from CT6 units detected on the house LAN.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Windows Test Cases</text:p>
          </table:table-cell>
          <table:table-cell table:number-columns-repeated="2"/>
          <table:table-cell table:content-validation-name="val1"/>
          <table:table-cell table:number-columns-repeated="16380"/>
        </table:table-row>
        <table:table-row table:style-name="ro1">
          <table:table-cell table:number-columns-repeated="3"/>
          <table:table-cell table:content-validation-name="val1"/>
          <table:table-cell table:number-columns-repeated="16380"/>
        </table:table-row>
        <table:table-row table:style-name="ro1">
          <table:table-cell table:formula="of:=[.A36]+1" office:value-type="float" office:value="11" calcext:value-type="float">
            <text:p>11</text:p>
          </table:table-cell>
          <table:table-cell table:formula="of:=[.B8]" office:value-type="string" office:string-value="ct6_configurator" calcext:value-type="string">
            <text:p>ct6_configurator</text:p>
          </table:table-cell>
          <table:table-cell table:formula="of:=[.C8]" office:value-type="string" office:string-value="Install CT6 device" calcext:value-type="string">
            <text:p>Install CT6 device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1">
          <table:table-cell table:formula="of:=[.A27]+1" office:value-type="float" office:value="12" calcext:value-type="float">
            <text:p>12</text:p>
          </table:table-cell>
          <table:table-cell table:formula="of:=[.B9]" office:value-type="string" office:string-value="ct6_configurator" calcext:value-type="string">
            <text:p>ct6_configurator</text:p>
          </table:table-cell>
          <table:table-cell table:formula="of:=[.C9]" office:value-type="string" office:string-value="Set WiFi config" calcext:value-type="string">
            <text:p>Set WiFi config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1">
          <table:table-cell table:formula="of:=[.A28]+1" office:value-type="float" office:value="13" calcext:value-type="float">
            <text:p>13</text:p>
          </table:table-cell>
          <table:table-cell table:formula="of:=[.B10]" office:value-type="string" office:string-value="ct6_configurator" calcext:value-type="string">
            <text:p>ct6_configurator</text:p>
          </table:table-cell>
          <table:table-cell table:formula="of:=[.C10]" office:value-type="string" office:string-value="Upgrade CT6 device over WiFi" calcext:value-type="string">
            <text:p>Upgrade CT6 device over WiFi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1">
          <table:table-cell table:formula="of:=[.A29]+1" office:value-type="float" office:value="14" calcext:value-type="float">
            <text:p>14</text:p>
          </table:table-cell>
          <table:table-cell table:formula="of:=[.B11]" office:value-type="string" office:string-value="ct6_configurator" calcext:value-type="string">
            <text:p>ct6_configurator</text:p>
          </table:table-cell>
          <table:table-cell table:formula="of:=[.C11]" office:value-type="string" office:string-value="Set CT6 device name" calcext:value-type="string">
            <text:p>Set CT6 device name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1">
          <table:table-cell table:formula="of:=[.A30]+1" office:value-type="float" office:value="15" calcext:value-type="float">
            <text:p>15</text:p>
          </table:table-cell>
          <table:table-cell table:formula="of:=[.B12]" office:value-type="string" office:string-value="ct6_configurator" calcext:value-type="string">
            <text:p>ct6_configurator</text:p>
          </table:table-cell>
          <table:table-cell table:formula="of:=[.C12]" office:value-type="string" office:string-value="Set CT6 device ports" calcext:value-type="string">
            <text:p>Set CT6 device ports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1">
          <table:table-cell table:formula="of:=[.A31]+1" office:value-type="float" office:value="16" calcext:value-type="float">
            <text:p>16</text:p>
          </table:table-cell>
          <table:table-cell table:formula="of:=[.B13]" office:value-type="string" office:string-value="ct6_configurator" calcext:value-type="string">
            <text:p>ct6_configurator</text:p>
          </table:table-cell>
          <table:table-cell table:formula="of:=[.C13]" office:value-type="string" office:string-value="Set CT6 device MQTT configuration" calcext:value-type="string">
            <text:p>Set CT6 device MQTT configuration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1">
          <table:table-cell table:formula="of:=[.A32]+1" office:value-type="float" office:value="17" calcext:value-type="float">
            <text:p>17</text:p>
          </table:table-cell>
          <table:table-cell table:formula="of:=[.B14]" office:value-type="string" office:string-value="ct6_configurator" calcext:value-type="string">
            <text:p>ct6_configurator</text:p>
          </table:table-cell>
          <table:table-cell table:formula="of:=[.C14]" office:value-type="string" office:string-value="Set CT6 device active State" calcext:value-type="string">
            <text:p>Set CT6 device active State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1">
          <table:table-cell table:formula="of:=[.A33]+1" office:value-type="float" office:value="18" calcext:value-type="float">
            <text:p>18</text:p>
          </table:table-cell>
          <table:table-cell table:formula="of:=[.B15]" office:value-type="string" office:string-value="ct6_configurator" calcext:value-type="string">
            <text:p>ct6_configurator</text:p>
          </table:table-cell>
          <table:table-cell table:formula="of:=[.C15]" office:value-type="string" office:string-value="Scan for CT6 devices" calcext:value-type="string">
            <text:p>Scan for CT6 devices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1">
          <table:table-cell table:formula="of:=[.A34]+1" office:value-type="float" office:value="19" calcext:value-type="float">
            <text:p>19</text:p>
          </table:table-cell>
          <table:table-cell table:formula="of:=[.B16]" office:value-type="string" office:string-value="ct6_configurator" calcext:value-type="string">
            <text:p>ct6_configurator</text:p>
          </table:table-cell>
          <table:table-cell table:formula="of:=[.C16]" office:value-type="string" office:string-value="Reboot a CT6 device remotely" calcext:value-type="string">
            <text:p>Reboot a CT6 device remotely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Windows Defender anti virus scan of repo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1" table:number-rows-repeated="1048539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8.1" table:style-name="ta1"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5" table:default-cell-style-name="Default"/>
        <table:table-row table:style-name="ro4">
          <table:table-cell table:style-name="ce2" office:value-type="string" calcext:value-type="string">
            <text:p>CT6 Testin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te</text:p>
          </table:table-cell>
          <table:table-cell table:style-name="ce1" office:value-type="date" office:date-value="2024-11-07" calcext:value-type="date">
            <text:p>07/11/2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sting should be performed using the Linux and Windows installers in the installers folder</text:p>
          </table:table-cell>
          <table:table-cell table:number-columns-repeated="3"/>
        </table:table-row>
        <table:table-row table:style-name="ro2" table:number-rows-repeated="2">
          <table:table-cell table:number-columns-repeated="4"/>
        </table:table-row>
        <table:table-row table:style-name="ro2">
          <table:table-cell office:value-type="string" calcext:value-type="string">
            <text:p>Linux Test Cases</text:p>
          </table:table-cell>
          <table:table-cell table:number-columns-repeated="3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Test Case</text:p>
          </table:table-cell>
          <table:table-cell office:value-type="string" calcext:value-type="string">
            <text:p>App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Install CT6 devic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WiFi config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Upgrade CT6 device over WiFi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nam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ports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MQTT configuration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active Stat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can for CT6 devices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Reboot a CT6 device remotely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ct6_db_store</text:p>
          </table:table-cell>
          <table:table-cell office:value-type="string" calcext:value-type="string">
            <text:p>Check execution leads to database update.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ct6_dash</text:p>
          </table:table-cell>
          <table:table-cell office:value-type="string" calcext:value-type="string">
            <text:p>Check the GUI is displayed showing contents of the above databas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table:number-columns-repeated="3"/>
          <table:table-cell table:content-validation-name="val1"/>
        </table:table-row>
        <table:table-row table:style-name="ro2">
          <table:table-cell office:value-type="string" calcext:value-type="string">
            <text:p>Windows Test Cases</text:p>
          </table:table-cell>
          <table:table-cell table:number-columns-repeated="2"/>
          <table:table-cell table:content-validation-name="val1"/>
        </table:table-row>
        <table:table-row table:style-name="ro2">
          <table:table-cell table:number-columns-repeated="3"/>
          <table:table-cell table:content-validation-name="val1"/>
        </table:table-row>
        <table:table-row table:style-name="ro2">
          <table:table-cell table:formula="of:=[.A32]+1" office:value-type="float" office:value="11" calcext:value-type="float">
            <text:p>11</text:p>
          </table:table-cell>
          <table:table-cell table:formula="of:=[.B9]" office:value-type="string" office:string-value="ct6_configurator" calcext:value-type="string">
            <text:p>ct6_configurator</text:p>
          </table:table-cell>
          <table:table-cell table:formula="of:=[.C9]" office:value-type="string" office:string-value="Install CT6 device" calcext:value-type="string">
            <text:p>Install CT6 devic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table:formula="of:=[.A23]+1" office:value-type="float" office:value="12" calcext:value-type="float">
            <text:p>12</text:p>
          </table:table-cell>
          <table:table-cell table:formula="of:=[.B10]" office:value-type="string" office:string-value="ct6_configurator" calcext:value-type="string">
            <text:p>ct6_configurator</text:p>
          </table:table-cell>
          <table:table-cell table:formula="of:=[.C10]" office:value-type="string" office:string-value="Set WiFi config" calcext:value-type="string">
            <text:p>Set WiFi config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table:formula="of:=[.A24]+1" office:value-type="float" office:value="13" calcext:value-type="float">
            <text:p>13</text:p>
          </table:table-cell>
          <table:table-cell table:formula="of:=[.B11]" office:value-type="string" office:string-value="ct6_configurator" calcext:value-type="string">
            <text:p>ct6_configurator</text:p>
          </table:table-cell>
          <table:table-cell table:formula="of:=[.C11]" office:value-type="string" office:string-value="Upgrade CT6 device over WiFi" calcext:value-type="string">
            <text:p>Upgrade CT6 device over WiFi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table:formula="of:=[.A25]+1" office:value-type="float" office:value="14" calcext:value-type="float">
            <text:p>14</text:p>
          </table:table-cell>
          <table:table-cell table:formula="of:=[.B12]" office:value-type="string" office:string-value="ct6_configurator" calcext:value-type="string">
            <text:p>ct6_configurator</text:p>
          </table:table-cell>
          <table:table-cell table:formula="of:=[.C12]" office:value-type="string" office:string-value="Set CT6 device name" calcext:value-type="string">
            <text:p>Set CT6 device nam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table:formula="of:=[.A26]+1" office:value-type="float" office:value="15" calcext:value-type="float">
            <text:p>15</text:p>
          </table:table-cell>
          <table:table-cell table:formula="of:=[.B13]" office:value-type="string" office:string-value="ct6_configurator" calcext:value-type="string">
            <text:p>ct6_configurator</text:p>
          </table:table-cell>
          <table:table-cell table:formula="of:=[.C13]" office:value-type="string" office:string-value="Set CT6 device ports" calcext:value-type="string">
            <text:p>Set CT6 device ports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table:formula="of:=[.A27]+1" office:value-type="float" office:value="16" calcext:value-type="float">
            <text:p>16</text:p>
          </table:table-cell>
          <table:table-cell table:formula="of:=[.B14]" office:value-type="string" office:string-value="ct6_configurator" calcext:value-type="string">
            <text:p>ct6_configurator</text:p>
          </table:table-cell>
          <table:table-cell table:formula="of:=[.C14]" office:value-type="string" office:string-value="Set CT6 device MQTT configuration" calcext:value-type="string">
            <text:p>Set CT6 device MQTT configuration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table:formula="of:=[.A28]+1" office:value-type="float" office:value="17" calcext:value-type="float">
            <text:p>17</text:p>
          </table:table-cell>
          <table:table-cell table:formula="of:=[.B15]" office:value-type="string" office:string-value="ct6_configurator" calcext:value-type="string">
            <text:p>ct6_configurator</text:p>
          </table:table-cell>
          <table:table-cell table:formula="of:=[.C15]" office:value-type="string" office:string-value="Set CT6 device active State" calcext:value-type="string">
            <text:p>Set CT6 device active Stat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table:formula="of:=[.A29]+1" office:value-type="float" office:value="18" calcext:value-type="float">
            <text:p>18</text:p>
          </table:table-cell>
          <table:table-cell table:formula="of:=[.B16]" office:value-type="string" office:string-value="ct6_configurator" calcext:value-type="string">
            <text:p>ct6_configurator</text:p>
          </table:table-cell>
          <table:table-cell table:formula="of:=[.C16]" office:value-type="string" office:string-value="Scan for CT6 devices" calcext:value-type="string">
            <text:p>Scan for CT6 devices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table:formula="of:=[.A30]+1" office:value-type="float" office:value="19" calcext:value-type="float">
            <text:p>19</text:p>
          </table:table-cell>
          <table:table-cell table:formula="of:=[.B17]" office:value-type="string" office:string-value="ct6_configurator" calcext:value-type="string">
            <text:p>ct6_configurator</text:p>
          </table:table-cell>
          <table:table-cell table:formula="of:=[.C17]" office:value-type="string" office:string-value="Reboot a CT6 device remotely" calcext:value-type="string">
            <text:p>Reboot a CT6 device remotely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Windows Defender anti virus scan of repo</text:p>
          </table:table-cell>
          <table:table-cell table:content-validation-name="val1" office:value-type="string" calcext:value-type="string">
            <text:p>Yes</text:p>
          </table:table-cell>
        </table:table-row>
      </table:table>
      <table:table table:name="V7.9" table:style-name="ta1"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row table:style-name="ro4">
          <table:table-cell table:style-name="ce2" office:value-type="string" calcext:value-type="string">
            <text:p>CT6 Testin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te</text:p>
          </table:table-cell>
          <table:table-cell table:style-name="ce1" office:value-type="string" calcext:value-type="string">
            <text:p>20/7/202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sting should be performed using the Linux and Windows installers in the installers folder</text:p>
          </table:table-cell>
          <table:table-cell table:number-columns-repeated="3"/>
        </table:table-row>
        <table:table-row table:style-name="ro2" table:number-rows-repeated="2">
          <table:table-cell table:number-columns-repeated="4"/>
        </table:table-row>
        <table:table-row table:style-name="ro2">
          <table:table-cell office:value-type="string" calcext:value-type="string">
            <text:p>Linux Test Cases</text:p>
          </table:table-cell>
          <table:table-cell table:number-columns-repeated="3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Test Case</text:p>
          </table:table-cell>
          <table:table-cell office:value-type="string" calcext:value-type="string">
            <text:p>App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Install CT6 devic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WiFi config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Upgrade CT6 device over WiFi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nam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ports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MQTT configuration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active Stat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can for CT6 devices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Reboot a CT6 device remotely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Windows Defender anti virus scan of repo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table:number-columns-repeated="3"/>
          <table:table-cell table:content-validation-name="val1"/>
        </table:table-row>
        <table:table-row table:style-name="ro2">
          <table:table-cell office:value-type="string" calcext:value-type="string">
            <text:p>Windows Test Cases</text:p>
          </table:table-cell>
          <table:table-cell table:number-columns-repeated="2"/>
          <table:table-cell table:content-validation-name="val1"/>
        </table:table-row>
        <table:table-row table:style-name="ro2">
          <table:table-cell table:number-columns-repeated="3"/>
          <table:table-cell table:content-validation-name="val1"/>
        </table:table-row>
        <table:table-row table:style-name="ro2">
          <table:table-cell table:formula="of:=[.A18]+1" office:value-type="float" office:value="11" calcext:value-type="float">
            <text:p>11</text:p>
          </table:table-cell>
          <table:table-cell table:formula="of:=[.B9]" office:value-type="string" office:string-value="ct6_configurator" calcext:value-type="string">
            <text:p>ct6_configurator</text:p>
          </table:table-cell>
          <table:table-cell table:formula="of:=[.C9]" office:value-type="string" office:string-value="Install CT6 device" calcext:value-type="string">
            <text:p>Install CT6 devic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table:formula="of:=[.A22]+1" office:value-type="float" office:value="12" calcext:value-type="float">
            <text:p>12</text:p>
          </table:table-cell>
          <table:table-cell table:formula="of:=[.B10]" office:value-type="string" office:string-value="ct6_configurator" calcext:value-type="string">
            <text:p>ct6_configurator</text:p>
          </table:table-cell>
          <table:table-cell table:formula="of:=[.C10]" office:value-type="string" office:string-value="Set WiFi config" calcext:value-type="string">
            <text:p>Set WiFi config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table:formula="of:=[.A23]+1" office:value-type="float" office:value="13" calcext:value-type="float">
            <text:p>13</text:p>
          </table:table-cell>
          <table:table-cell table:formula="of:=[.B11]" office:value-type="string" office:string-value="ct6_configurator" calcext:value-type="string">
            <text:p>ct6_configurator</text:p>
          </table:table-cell>
          <table:table-cell table:formula="of:=[.C11]" office:value-type="string" office:string-value="Upgrade CT6 device over WiFi" calcext:value-type="string">
            <text:p>Upgrade CT6 device over WiFi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table:formula="of:=[.A24]+1" office:value-type="float" office:value="14" calcext:value-type="float">
            <text:p>14</text:p>
          </table:table-cell>
          <table:table-cell table:formula="of:=[.B12]" office:value-type="string" office:string-value="ct6_configurator" calcext:value-type="string">
            <text:p>ct6_configurator</text:p>
          </table:table-cell>
          <table:table-cell table:formula="of:=[.C12]" office:value-type="string" office:string-value="Set CT6 device name" calcext:value-type="string">
            <text:p>Set CT6 device nam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table:formula="of:=[.A25]+1" office:value-type="float" office:value="15" calcext:value-type="float">
            <text:p>15</text:p>
          </table:table-cell>
          <table:table-cell table:formula="of:=[.B13]" office:value-type="string" office:string-value="ct6_configurator" calcext:value-type="string">
            <text:p>ct6_configurator</text:p>
          </table:table-cell>
          <table:table-cell table:formula="of:=[.C13]" office:value-type="string" office:string-value="Set CT6 device ports" calcext:value-type="string">
            <text:p>Set CT6 device ports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table:formula="of:=[.A26]+1" office:value-type="float" office:value="16" calcext:value-type="float">
            <text:p>16</text:p>
          </table:table-cell>
          <table:table-cell table:formula="of:=[.B14]" office:value-type="string" office:string-value="ct6_configurator" calcext:value-type="string">
            <text:p>ct6_configurator</text:p>
          </table:table-cell>
          <table:table-cell table:formula="of:=[.C14]" office:value-type="string" office:string-value="Set CT6 device MQTT configuration" calcext:value-type="string">
            <text:p>Set CT6 device MQTT configuration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table:formula="of:=[.A27]+1" office:value-type="float" office:value="17" calcext:value-type="float">
            <text:p>17</text:p>
          </table:table-cell>
          <table:table-cell table:formula="of:=[.B15]" office:value-type="string" office:string-value="ct6_configurator" calcext:value-type="string">
            <text:p>ct6_configurator</text:p>
          </table:table-cell>
          <table:table-cell table:formula="of:=[.C15]" office:value-type="string" office:string-value="Set CT6 device active State" calcext:value-type="string">
            <text:p>Set CT6 device active Stat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table:formula="of:=[.A28]+1" office:value-type="float" office:value="18" calcext:value-type="float">
            <text:p>18</text:p>
          </table:table-cell>
          <table:table-cell table:formula="of:=[.B16]" office:value-type="string" office:string-value="ct6_configurator" calcext:value-type="string">
            <text:p>ct6_configurator</text:p>
          </table:table-cell>
          <table:table-cell table:formula="of:=[.C16]" office:value-type="string" office:string-value="Scan for CT6 devices" calcext:value-type="string">
            <text:p>Scan for CT6 devices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table:formula="of:=[.A29]+1" office:value-type="float" office:value="19" calcext:value-type="float">
            <text:p>19</text:p>
          </table:table-cell>
          <table:table-cell table:formula="of:=[.B17]" office:value-type="string" office:string-value="ct6_configurator" calcext:value-type="string">
            <text:p>ct6_configurator</text:p>
          </table:table-cell>
          <table:table-cell table:formula="of:=[.C17]" office:value-type="string" office:string-value="Reboot a CT6 device remotely" calcext:value-type="string">
            <text:p>Reboot a CT6 device remotely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table:number-columns-repeated="3"/>
          <table:table-cell table:content-validation-name="val1"/>
        </table:table-row>
        <table:table-row table:style-name="ro2">
          <table:table-cell table:number-columns-repeated="3"/>
          <table:table-cell table:content-validation-name="val1"/>
        </table:table-row>
      </table:table>
      <table:table table:name="V7.8" table:style-name="ta1"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5" table:default-cell-style-name="Default"/>
        <table:table-row table:style-name="ro4">
          <table:table-cell table:style-name="ce2" office:value-type="string" calcext:value-type="string">
            <text:p>CT6 Testing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ate</text:p>
          </table:table-cell>
          <table:table-cell table:style-name="ce1" office:value-type="date" office:date-value="2024-07-07" calcext:value-type="date">
            <text:p>07/07/2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esting should be performed using the Linux and Windows installers in the installers folder</text:p>
          </table:table-cell>
          <table:table-cell table:number-columns-repeated="4"/>
        </table:table-row>
        <table:table-row table:style-name="ro2" table:number-rows-repeated="2">
          <table:table-cell table:number-columns-repeated="5"/>
        </table:table-row>
        <table:table-row table:style-name="ro2">
          <table:table-cell office:value-type="string" calcext:value-type="string">
            <text:p>Linux Test Cases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office:value-type="string" calcext:value-type="string">
            <text:p>Test Case</text:p>
          </table:table-cell>
          <table:table-cell office:value-type="string" calcext:value-type="string">
            <text:p>App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Notes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Install CT6 devic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WiFi config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Upgrade CT6 device over WiFi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nam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ports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MQTT configuration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active Stat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can for CT6 devices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Reboot a CT6 device remotely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Calibrate voltage measurement</text:p>
          </table:table-cell>
          <table:table-cell table:content-validation-name="val1" office:value-type="string" calcext:value-type="string">
            <text:p>Yes</text:p>
          </table:table-cell>
          <table:table-cell office:value-type="string" calcext:value-type="string">
            <text:p>It would be useful if the user had a notification message (similar to current measurements) when the calibration was complete.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Calibrate port 1 current measurement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Calibrate port 2 current measurement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Calibrate port 3 current measurement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Calibrate port 4 current measurement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Calibrate port 5 current measurement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Calibrate port 6 current measurement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table:number-columns-repeated="3"/>
          <table:table-cell table:content-validation-name="val1"/>
          <table:table-cell/>
        </table:table-row>
        <table:table-row table:style-name="ro2">
          <table:table-cell office:value-type="string" calcext:value-type="string">
            <text:p>Windows Test Cases</text:p>
          </table:table-cell>
          <table:table-cell table:number-columns-repeated="2"/>
          <table:table-cell table:content-validation-name="val1"/>
          <table:table-cell/>
        </table:table-row>
        <table:table-row table:style-name="ro2">
          <table:table-cell table:number-columns-repeated="3"/>
          <table:table-cell table:content-validation-name="val1"/>
          <table:table-cell/>
        </table:table-row>
        <table:table-row table:style-name="ro2">
          <table:table-cell table:formula="of:=[.A24]+1" office:value-type="float" office:value="17" calcext:value-type="float">
            <text:p>17</text:p>
          </table:table-cell>
          <table:table-cell table:formula="of:=[.B9]" office:value-type="string" office:string-value="ct6_configurator" calcext:value-type="string">
            <text:p>ct6_configurator</text:p>
          </table:table-cell>
          <table:table-cell table:formula="of:=[.C9]" office:value-type="string" office:string-value="Install CT6 device" calcext:value-type="string">
            <text:p>Install CT6 devic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table:formula="of:=[.A28]+1" office:value-type="float" office:value="18" calcext:value-type="float">
            <text:p>18</text:p>
          </table:table-cell>
          <table:table-cell table:formula="of:=[.B10]" office:value-type="string" office:string-value="ct6_configurator" calcext:value-type="string">
            <text:p>ct6_configurator</text:p>
          </table:table-cell>
          <table:table-cell table:formula="of:=[.C10]" office:value-type="string" office:string-value="Set WiFi config" calcext:value-type="string">
            <text:p>Set WiFi config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table:formula="of:=[.A29]+1" office:value-type="float" office:value="19" calcext:value-type="float">
            <text:p>19</text:p>
          </table:table-cell>
          <table:table-cell table:formula="of:=[.B11]" office:value-type="string" office:string-value="ct6_configurator" calcext:value-type="string">
            <text:p>ct6_configurator</text:p>
          </table:table-cell>
          <table:table-cell table:formula="of:=[.C11]" office:value-type="string" office:string-value="Upgrade CT6 device over WiFi" calcext:value-type="string">
            <text:p>Upgrade CT6 device over WiFi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table:formula="of:=[.A30]+1" office:value-type="float" office:value="20" calcext:value-type="float">
            <text:p>20</text:p>
          </table:table-cell>
          <table:table-cell table:formula="of:=[.B12]" office:value-type="string" office:string-value="ct6_configurator" calcext:value-type="string">
            <text:p>ct6_configurator</text:p>
          </table:table-cell>
          <table:table-cell table:formula="of:=[.C12]" office:value-type="string" office:string-value="Set CT6 device name" calcext:value-type="string">
            <text:p>Set CT6 device nam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table:formula="of:=[.A31]+1" office:value-type="float" office:value="21" calcext:value-type="float">
            <text:p>21</text:p>
          </table:table-cell>
          <table:table-cell table:formula="of:=[.B13]" office:value-type="string" office:string-value="ct6_configurator" calcext:value-type="string">
            <text:p>ct6_configurator</text:p>
          </table:table-cell>
          <table:table-cell table:formula="of:=[.C13]" office:value-type="string" office:string-value="Set CT6 device ports" calcext:value-type="string">
            <text:p>Set CT6 device ports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table:formula="of:=[.A32]+1" office:value-type="float" office:value="22" calcext:value-type="float">
            <text:p>22</text:p>
          </table:table-cell>
          <table:table-cell table:formula="of:=[.B14]" office:value-type="string" office:string-value="ct6_configurator" calcext:value-type="string">
            <text:p>ct6_configurator</text:p>
          </table:table-cell>
          <table:table-cell table:formula="of:=[.C14]" office:value-type="string" office:string-value="Set CT6 device MQTT configuration" calcext:value-type="string">
            <text:p>Set CT6 device MQTT configuration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table:formula="of:=[.A33]+1" office:value-type="float" office:value="23" calcext:value-type="float">
            <text:p>23</text:p>
          </table:table-cell>
          <table:table-cell table:formula="of:=[.B15]" office:value-type="string" office:string-value="ct6_configurator" calcext:value-type="string">
            <text:p>ct6_configurator</text:p>
          </table:table-cell>
          <table:table-cell table:formula="of:=[.C15]" office:value-type="string" office:string-value="Set CT6 device active State" calcext:value-type="string">
            <text:p>Set CT6 device active Stat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5">
          <table:table-cell table:formula="of:=[.A34]+1" office:value-type="float" office:value="24" calcext:value-type="float">
            <text:p>24</text:p>
          </table:table-cell>
          <table:table-cell table:formula="of:=[.B16]" office:value-type="string" office:string-value="ct6_configurator" calcext:value-type="string">
            <text:p>ct6_configurator</text:p>
          </table:table-cell>
          <table:table-cell table:formula="of:=[.C16]" office:value-type="string" office:string-value="Scan for CT6 devices" calcext:value-type="string">
            <text:p>Scan for CT6 devices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table:formula="of:=[.A35]+1" office:value-type="float" office:value="25" calcext:value-type="float">
            <text:p>25</text:p>
          </table:table-cell>
          <table:table-cell table:formula="of:=[.B17]" office:value-type="string" office:string-value="ct6_configurator" calcext:value-type="string">
            <text:p>ct6_configurator</text:p>
          </table:table-cell>
          <table:table-cell table:formula="of:=[.C17]" office:value-type="string" office:string-value="Reboot a CT6 device remotely" calcext:value-type="string">
            <text:p>Reboot a CT6 device remotely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table:formula="of:=[.A36]+1" office:value-type="float" office:value="26" calcext:value-type="float">
            <text:p>26</text:p>
          </table:table-cell>
          <table:table-cell table:formula="of:=[.B18]" office:value-type="string" office:string-value="ct6_configurator" calcext:value-type="string">
            <text:p>ct6_configurator</text:p>
          </table:table-cell>
          <table:table-cell table:formula="of:=[.C18]" office:value-type="string" office:string-value="Calibrate voltage measurement" calcext:value-type="string">
            <text:p>Calibrate voltage measurement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table:formula="of:=[.A37]+1" office:value-type="float" office:value="27" calcext:value-type="float">
            <text:p>27</text:p>
          </table:table-cell>
          <table:table-cell table:formula="of:=[.B19]" office:value-type="string" office:string-value="ct6_configurator" calcext:value-type="string">
            <text:p>ct6_configurator</text:p>
          </table:table-cell>
          <table:table-cell table:formula="of:=[.C19]" office:value-type="string" office:string-value="Calibrate port 1 current measurement" calcext:value-type="string">
            <text:p>Calibrate port 1 current measurement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table:formula="of:=[.A38]+1" office:value-type="float" office:value="28" calcext:value-type="float">
            <text:p>28</text:p>
          </table:table-cell>
          <table:table-cell table:formula="of:=[.B20]" office:value-type="string" office:string-value="ct6_configurator" calcext:value-type="string">
            <text:p>ct6_configurator</text:p>
          </table:table-cell>
          <table:table-cell table:formula="of:=[.C20]" office:value-type="string" office:string-value="Calibrate port 2 current measurement" calcext:value-type="string">
            <text:p>Calibrate port 2 current measuremen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table:formula="of:=[.A39]+1" office:value-type="float" office:value="29" calcext:value-type="float">
            <text:p>29</text:p>
          </table:table-cell>
          <table:table-cell table:formula="of:=[.B21]" office:value-type="string" office:string-value="ct6_configurator" calcext:value-type="string">
            <text:p>ct6_configurator</text:p>
          </table:table-cell>
          <table:table-cell table:formula="of:=[.C21]" office:value-type="string" office:string-value="Calibrate port 3 current measurement" calcext:value-type="string">
            <text:p>Calibrate port 3 current measuremen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table:formula="of:=[.A40]+1" office:value-type="float" office:value="30" calcext:value-type="float">
            <text:p>30</text:p>
          </table:table-cell>
          <table:table-cell table:formula="of:=[.B22]" office:value-type="string" office:string-value="ct6_configurator" calcext:value-type="string">
            <text:p>ct6_configurator</text:p>
          </table:table-cell>
          <table:table-cell table:formula="of:=[.C22]" office:value-type="string" office:string-value="Calibrate port 4 current measurement" calcext:value-type="string">
            <text:p>Calibrate port 4 current measuremen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table:formula="of:=[.A41]+1" office:value-type="float" office:value="31" calcext:value-type="float">
            <text:p>31</text:p>
          </table:table-cell>
          <table:table-cell table:formula="of:=[.B23]" office:value-type="string" office:string-value="ct6_configurator" calcext:value-type="string">
            <text:p>ct6_configurator</text:p>
          </table:table-cell>
          <table:table-cell table:formula="of:=[.C23]" office:value-type="string" office:string-value="Calibrate port 5 current measurement" calcext:value-type="string">
            <text:p>Calibrate port 5 current measuremen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table:formula="of:=[.A42]+1" office:value-type="float" office:value="32" calcext:value-type="float">
            <text:p>32</text:p>
          </table:table-cell>
          <table:table-cell table:formula="of:=[.B24]" office:value-type="string" office:string-value="ct6_configurator" calcext:value-type="string">
            <text:p>ct6_configurator</text:p>
          </table:table-cell>
          <table:table-cell table:formula="of:=[.C24]" office:value-type="string" office:string-value="Calibrate port 6 current measurement" calcext:value-type="string">
            <text:p>Calibrate port 6 current measurement</text:p>
          </table:table-cell>
          <table:table-cell office:value-type="string" calcext:value-type="string">
            <text:p>Yes</text:p>
          </table:table-cell>
          <table:table-cell/>
        </table:table-row>
      </table:table>
      <table:table table:name="V7.7" table:style-name="ta1"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row table:style-name="ro2">
          <table:table-cell office:value-type="string" calcext:value-type="string">
            <text:p>Linux Test Cases</text:p>
          </table:table-cell>
          <table:table-cell table:number-columns-repeated="3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Test Case</text:p>
          </table:table-cell>
          <table:table-cell office:value-type="string" calcext:value-type="string">
            <text:p>App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tartup ct6_configurator with no ~/.ssh/id_rsa file present.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Windows Test Cases</text:p>
          </table:table-cell>
          <table:table-cell table:number-columns-repeated="3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Test Case</text:p>
          </table:table-cell>
          <table:table-cell office:value-type="string" calcext:value-type="string">
            <text:p>App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tartup ct6_configurator with no ~/.ssh/id_rsa file present.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WiFi config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Upgrade CT6 device over WiFi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nam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ports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MQTT configuration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active Stat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 table:number-rows-repeated="4">
          <table:table-cell table:number-columns-repeated="3"/>
          <table:table-cell table:content-validation-name="val1"/>
        </table:table-row>
        <table:table-row table:style-name="ro2">
          <table:table-cell table:number-columns-repeated="3"/>
          <table:table-cell table:content-validation-name="val1"/>
        </table:table-row>
      </table:table>
      <table:table table:name="V7.5" table:style-name="ta1"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5" table:number-columns-repeated="2" table:default-cell-style-name="Default"/>
        <table:table-row table:style-name="ro4">
          <table:table-cell table:style-name="ce2" office:value-type="string" calcext:value-type="string">
            <text:p>CT6 Testing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ate</text:p>
          </table:table-cell>
          <table:table-cell table:style-name="ce1" office:value-type="date" office:date-value="2024-10-06" calcext:value-type="date">
            <text:p>06/10/2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esting is performed using the Linux and Windows installers in the installers folder</text:p>
          </table:table-cell>
          <table:table-cell table:number-columns-repeated="4"/>
        </table:table-row>
        <table:table-row table:style-name="ro2" table:number-rows-repeated="2">
          <table:table-cell table:number-columns-repeated="5"/>
        </table:table-row>
        <table:table-row table:style-name="ro2">
          <table:table-cell office:value-type="string" calcext:value-type="string">
            <text:p>Linux Test Cases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office:value-type="string" calcext:value-type="string">
            <text:p>Test Case</text:p>
          </table:table-cell>
          <table:table-cell office:value-type="string" calcext:value-type="string">
            <text:p>App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Notes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Install CT6 devic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WiFi config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Upgrade CT6 device over WiFi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nam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ports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MQTT configuration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active Stat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Check MQTT message are received by MQTT server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can for CT6 devies on LAN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Using Scan TAB power cycle a CT6 device.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ct6_db_store</text:p>
          </table:table-cell>
          <table:table-cell office:value-type="string" calcext:value-type="string">
            <text:p>Command line configuration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ct6_db_store</text:p>
          </table:table-cell>
          <table:table-cell office:value-type="string" calcext:value-type="string">
            <text:p>Check running instance updates databas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ct6_dash</text:p>
          </table:table-cell>
          <table:table-cell office:value-type="string" calcext:value-type="string">
            <text:p>Command line configuration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ct6_dash</text:p>
          </table:table-cell>
          <table:table-cell office:value-type="string" calcext:value-type="string">
            <text:p>Check GUI starts and shows database data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Check that the voltage calibration works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table:number-columns-repeated="3"/>
          <table:table-cell table:content-validation-name="val1"/>
          <table:table-cell/>
        </table:table-row>
        <table:table-row table:style-name="ro2">
          <table:table-cell office:value-type="string" calcext:value-type="string">
            <text:p>Windows Test Cases</text:p>
          </table:table-cell>
          <table:table-cell table:number-columns-repeated="2"/>
          <table:table-cell table:content-validation-name="val1"/>
          <table:table-cell/>
        </table:table-row>
        <table:table-row table:style-name="ro6">
          <table:table-cell table:number-columns-repeated="3"/>
          <table:table-cell table:content-validation-name="val1"/>
          <table:table-cell/>
        </table:table-row>
        <table:table-row table:style-name="ro2">
          <table:table-cell office:value-type="float" office:value="12" calcext:value-type="float">
            <text:p>12</text:p>
          </table:table-cell>
          <table:table-cell table:formula="of:=[.B9]" office:value-type="string" office:string-value="ct6_configurator" calcext:value-type="string">
            <text:p>ct6_configurator</text:p>
          </table:table-cell>
          <table:table-cell table:formula="of:=[.C9]" office:value-type="string" office:string-value="Install CT6 device" calcext:value-type="string">
            <text:p>Install CT6 devic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3" calcext:value-type="float">
            <text:p>13</text:p>
          </table:table-cell>
          <table:table-cell table:formula="of:=[.B10]" office:value-type="string" office:string-value="ct6_configurator" calcext:value-type="string">
            <text:p>ct6_configurator</text:p>
          </table:table-cell>
          <table:table-cell table:formula="of:=[.C10]" office:value-type="string" office:string-value="Set WiFi config" calcext:value-type="string">
            <text:p>Set WiFi config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4" calcext:value-type="float">
            <text:p>14</text:p>
          </table:table-cell>
          <table:table-cell table:formula="of:=[.B11]" office:value-type="string" office:string-value="ct6_configurator" calcext:value-type="string">
            <text:p>ct6_configurator</text:p>
          </table:table-cell>
          <table:table-cell table:formula="of:=[.C11]" office:value-type="string" office:string-value="Upgrade CT6 device over WiFi" calcext:value-type="string">
            <text:p>Upgrade CT6 device over WiFi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5" calcext:value-type="float">
            <text:p>15</text:p>
          </table:table-cell>
          <table:table-cell table:formula="of:=[.B12]" office:value-type="string" office:string-value="ct6_configurator" calcext:value-type="string">
            <text:p>ct6_configurator</text:p>
          </table:table-cell>
          <table:table-cell table:formula="of:=[.C12]" office:value-type="string" office:string-value="Set CT6 device name" calcext:value-type="string">
            <text:p>Set CT6 device nam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6" calcext:value-type="float">
            <text:p>16</text:p>
          </table:table-cell>
          <table:table-cell table:formula="of:=[.B13]" office:value-type="string" office:string-value="ct6_configurator" calcext:value-type="string">
            <text:p>ct6_configurator</text:p>
          </table:table-cell>
          <table:table-cell table:formula="of:=[.C13]" office:value-type="string" office:string-value="Set CT6 device ports" calcext:value-type="string">
            <text:p>Set CT6 device ports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7" calcext:value-type="float">
            <text:p>17</text:p>
          </table:table-cell>
          <table:table-cell table:formula="of:=[.B14]" office:value-type="string" office:string-value="ct6_configurator" calcext:value-type="string">
            <text:p>ct6_configurator</text:p>
          </table:table-cell>
          <table:table-cell table:formula="of:=[.C14]" office:value-type="string" office:string-value="Set CT6 device MQTT configuration" calcext:value-type="string">
            <text:p>Set CT6 device MQTT configuration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8" calcext:value-type="float">
            <text:p>18</text:p>
          </table:table-cell>
          <table:table-cell table:formula="of:=[.B15]" office:value-type="string" office:string-value="ct6_configurator" calcext:value-type="string">
            <text:p>ct6_configurator</text:p>
          </table:table-cell>
          <table:table-cell table:formula="of:=[.C15]" office:value-type="string" office:string-value="Set CT6 device active State" calcext:value-type="string">
            <text:p>Set CT6 device active Stat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can for CT6 devies on LAN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Using Scan TAB power cycle a CT6 device.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21" calcext:value-type="float">
            <text:p>21</text:p>
          </table:table-cell>
          <table:table-cell table:formula="of:=[.B19]" office:value-type="string" office:string-value="ct6_db_store" calcext:value-type="string">
            <text:p>ct6_db_store</text:p>
          </table:table-cell>
          <table:table-cell table:formula="of:=[.C19]" office:value-type="string" office:string-value="Command line configuration" calcext:value-type="string">
            <text:p>Command line configuration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22" calcext:value-type="float">
            <text:p>22</text:p>
          </table:table-cell>
          <table:table-cell table:formula="of:=[.B20]" office:value-type="string" office:string-value="ct6_db_store" calcext:value-type="string">
            <text:p>ct6_db_store</text:p>
          </table:table-cell>
          <table:table-cell table:formula="of:=[.C20]" office:value-type="string" office:string-value="Check running instance updates database" calcext:value-type="string">
            <text:p>Check running instance updates databas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23" calcext:value-type="float">
            <text:p>23</text:p>
          </table:table-cell>
          <table:table-cell table:formula="of:=[.B21]" office:value-type="string" office:string-value="ct6_dash" calcext:value-type="string">
            <text:p>ct6_dash</text:p>
          </table:table-cell>
          <table:table-cell table:formula="of:=[.C21]" office:value-type="string" office:string-value="Command line configuration" calcext:value-type="string">
            <text:p>Command line configuration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24" calcext:value-type="float">
            <text:p>24</text:p>
          </table:table-cell>
          <table:table-cell table:formula="of:=[.B22]" office:value-type="string" office:string-value="ct6_dash" calcext:value-type="string">
            <text:p>ct6_dash</text:p>
          </table:table-cell>
          <table:table-cell table:formula="of:=[.C22]" office:value-type="string" office:string-value="Check GUI starts and shows database data" calcext:value-type="string">
            <text:p>Check GUI starts and shows database data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Check that the voltage calibration works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</table:table>
      <table:table table:name="V7.4" table:style-name="ta1"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5" table:number-columns-repeated="2" table:default-cell-style-name="Default"/>
        <table:table-row table:style-name="ro4">
          <table:table-cell table:style-name="ce2" office:value-type="string" calcext:value-type="string">
            <text:p>CT6 Testing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ate</text:p>
          </table:table-cell>
          <table:table-cell table:style-name="ce1" office:value-type="date" office:date-value="2024-09-06" calcext:value-type="date">
            <text:p>06/09/2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esting should be performed using the Linux and Windows installers in the installers folder</text:p>
          </table:table-cell>
          <table:table-cell table:number-columns-repeated="4"/>
        </table:table-row>
        <table:table-row table:style-name="ro2" table:number-rows-repeated="2">
          <table:table-cell table:number-columns-repeated="5"/>
        </table:table-row>
        <table:table-row table:style-name="ro2">
          <table:table-cell office:value-type="string" calcext:value-type="string">
            <text:p>Linux Test Cases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office:value-type="string" calcext:value-type="string">
            <text:p>Test Case</text:p>
          </table:table-cell>
          <table:table-cell office:value-type="string" calcext:value-type="string">
            <text:p>App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Notes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Install CT6 device</text:p>
          </table:table-cell>
          <table:table-cell table:content-validation-name="val1" office:value-type="string" calcext:value-type="string">
            <text:p>Yes</text:p>
          </table:table-cell>
          <table:table-cell office:value-type="string" calcext:value-type="string">
            <text:p>No log files created. Add to TODO list to ensure logs are created when action executed.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WiFi config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Upgrade CT6 device over WiFi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nam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ports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MQTT configuration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active Stat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ct6_db_store</text:p>
          </table:table-cell>
          <table:table-cell office:value-type="string" calcext:value-type="string">
            <text:p>Command line configuration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ct6_db_store</text:p>
          </table:table-cell>
          <table:table-cell office:value-type="string" calcext:value-type="string">
            <text:p>Check running instance updates database</text:p>
          </table:table-cell>
          <table:table-cell table:content-validation-name="val1" office:value-type="string" calcext:value-type="string">
            <text:p>Yes</text:p>
          </table:table-cell>
          <table:table-cell office:value-type="string" calcext:value-type="string">
            <text:p>Memory usage reported via an info message. Should be a debug level message. Add to TODO list.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ct6_dash</text:p>
          </table:table-cell>
          <table:table-cell office:value-type="string" calcext:value-type="string">
            <text:p>Command line configuration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ct6_dash</text:p>
          </table:table-cell>
          <table:table-cell office:value-type="string" calcext:value-type="string">
            <text:p>Check GUI starts and shows database data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table:number-columns-repeated="3"/>
          <table:table-cell table:content-validation-name="val1"/>
          <table:table-cell/>
        </table:table-row>
        <table:table-row table:style-name="ro2">
          <table:table-cell office:value-type="string" calcext:value-type="string">
            <text:p>Windows Test Cases</text:p>
          </table:table-cell>
          <table:table-cell table:number-columns-repeated="2"/>
          <table:table-cell table:content-validation-name="val1"/>
          <table:table-cell/>
        </table:table-row>
        <table:table-row table:style-name="ro2">
          <table:table-cell table:number-columns-repeated="3"/>
          <table:table-cell table:content-validation-name="val1"/>
          <table:table-cell/>
        </table:table-row>
        <table:table-row table:style-name="ro2">
          <table:table-cell office:value-type="float" office:value="12" calcext:value-type="float">
            <text:p>12</text:p>
          </table:table-cell>
          <table:table-cell table:formula="of:=[.B9]" office:value-type="string" office:string-value="ct6_configurator" calcext:value-type="string">
            <text:p>ct6_configurator</text:p>
          </table:table-cell>
          <table:table-cell table:formula="of:=[.C9]" office:value-type="string" office:string-value="Install CT6 device" calcext:value-type="string">
            <text:p>Install CT6 devic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3" calcext:value-type="float">
            <text:p>13</text:p>
          </table:table-cell>
          <table:table-cell table:formula="of:=[.B10]" office:value-type="string" office:string-value="ct6_configurator" calcext:value-type="string">
            <text:p>ct6_configurator</text:p>
          </table:table-cell>
          <table:table-cell table:formula="of:=[.C10]" office:value-type="string" office:string-value="Set WiFi config" calcext:value-type="string">
            <text:p>Set WiFi config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4" calcext:value-type="float">
            <text:p>14</text:p>
          </table:table-cell>
          <table:table-cell table:formula="of:=[.B11]" office:value-type="string" office:string-value="ct6_configurator" calcext:value-type="string">
            <text:p>ct6_configurator</text:p>
          </table:table-cell>
          <table:table-cell table:formula="of:=[.C11]" office:value-type="string" office:string-value="Upgrade CT6 device over WiFi" calcext:value-type="string">
            <text:p>Upgrade CT6 device over WiFi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5" calcext:value-type="float">
            <text:p>15</text:p>
          </table:table-cell>
          <table:table-cell table:formula="of:=[.B12]" office:value-type="string" office:string-value="ct6_configurator" calcext:value-type="string">
            <text:p>ct6_configurator</text:p>
          </table:table-cell>
          <table:table-cell table:formula="of:=[.C12]" office:value-type="string" office:string-value="Set CT6 device name" calcext:value-type="string">
            <text:p>Set CT6 device nam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6" calcext:value-type="float">
            <text:p>16</text:p>
          </table:table-cell>
          <table:table-cell table:formula="of:=[.B13]" office:value-type="string" office:string-value="ct6_configurator" calcext:value-type="string">
            <text:p>ct6_configurator</text:p>
          </table:table-cell>
          <table:table-cell table:formula="of:=[.C13]" office:value-type="string" office:string-value="Set CT6 device ports" calcext:value-type="string">
            <text:p>Set CT6 device ports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7" calcext:value-type="float">
            <text:p>17</text:p>
          </table:table-cell>
          <table:table-cell table:formula="of:=[.B14]" office:value-type="string" office:string-value="ct6_configurator" calcext:value-type="string">
            <text:p>ct6_configurator</text:p>
          </table:table-cell>
          <table:table-cell table:formula="of:=[.C14]" office:value-type="string" office:string-value="Set CT6 device MQTT configuration" calcext:value-type="string">
            <text:p>Set CT6 device MQTT configuration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8" calcext:value-type="float">
            <text:p>18</text:p>
          </table:table-cell>
          <table:table-cell table:formula="of:=[.B15]" office:value-type="string" office:string-value="ct6_configurator" calcext:value-type="string">
            <text:p>ct6_configurator</text:p>
          </table:table-cell>
          <table:table-cell table:formula="of:=[.C15]" office:value-type="string" office:string-value="Set CT6 device active State" calcext:value-type="string">
            <text:p>Set CT6 device active Stat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9" calcext:value-type="float">
            <text:p>19</text:p>
          </table:table-cell>
          <table:table-cell table:formula="of:=[.B16]" office:value-type="string" office:string-value="ct6_db_store" calcext:value-type="string">
            <text:p>ct6_db_store</text:p>
          </table:table-cell>
          <table:table-cell table:formula="of:=[.C16]" office:value-type="string" office:string-value="Command line configuration" calcext:value-type="string">
            <text:p>Command line configuration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20" calcext:value-type="float">
            <text:p>20</text:p>
          </table:table-cell>
          <table:table-cell table:formula="of:=[.B17]" office:value-type="string" office:string-value="ct6_db_store" calcext:value-type="string">
            <text:p>ct6_db_store</text:p>
          </table:table-cell>
          <table:table-cell table:formula="of:=[.C17]" office:value-type="string" office:string-value="Check running instance updates database" calcext:value-type="string">
            <text:p>Check running instance updates databas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21" calcext:value-type="float">
            <text:p>21</text:p>
          </table:table-cell>
          <table:table-cell table:formula="of:=[.B18]" office:value-type="string" office:string-value="ct6_dash" calcext:value-type="string">
            <text:p>ct6_dash</text:p>
          </table:table-cell>
          <table:table-cell table:formula="of:=[.C18]" office:value-type="string" office:string-value="Command line configuration" calcext:value-type="string">
            <text:p>Command line configuration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22" calcext:value-type="float">
            <text:p>22</text:p>
          </table:table-cell>
          <table:table-cell table:formula="of:=[.B19]" office:value-type="string" office:string-value="ct6_dash" calcext:value-type="string">
            <text:p>ct6_dash</text:p>
          </table:table-cell>
          <table:table-cell table:formula="of:=[.C19]" office:value-type="string" office:string-value="Check GUI starts and shows database data" calcext:value-type="string">
            <text:p>Check GUI starts and shows database data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table:number-columns-repeated="3"/>
          <table:table-cell table:content-validation-name="val1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03">00/00/0000</text:date>, <text:time style:data-style-name="N2" text:time-value="07:04:40.10163074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9T09:05:41.690162717</meta:creation-date>
    <dc:date>2025-10-03T07:07:26.331446664</dc:date>
    <meta:editing-duration>P2DT18H43M40S</meta:editing-duration>
    <meta:editing-cycles>91</meta:editing-cycles>
    <meta:generator>LibreOffice/24.2.7.2$Linux_X86_64 LibreOffice_project/420$Build-2</meta:generator>
    <meta:document-statistic meta:table-count="23" meta:cell-count="1580" meta:object-count="0"/>
  </office:meta>
</office:document-meta>
</file>